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1.0667in" style:rel-column-width="10445*"/>
    </style:style>
    <style:style style:name="Table21.B" style:family="table-column">
      <style:table-column-properties style:column-width="0.7035in" style:rel-column-width="6886*"/>
    </style:style>
    <style:style style:name="Table21.I" style:family="table-column">
      <style:table-column-properties style:column-width="0.7035in" style:rel-column-width="688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I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139in" style:rel-column-width="17760*"/>
    </style:style>
    <style:style style:name="Table1.B" style:family="table-column">
      <style:table-column-properties style:column-width="4.8792in" style:rel-column-width="47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8139in" style:rel-column-width="17760*"/>
    </style:style>
    <style:style style:name="Table2.B" style:family="table-column">
      <style:table-column-properties style:column-width="4.8792in" style:rel-column-width="477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8139in" style:rel-column-width="17760*"/>
    </style:style>
    <style:style style:name="Table4.B" style:family="table-column">
      <style:table-column-properties style:column-width="4.8792in" style:rel-column-width="477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8139in" style:rel-column-width="17760*"/>
    </style:style>
    <style:style style:name="Table5.B" style:family="table-column">
      <style:table-column-properties style:column-width="4.8792in" style:rel-column-width="4777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8139in" style:rel-column-width="17760*"/>
    </style:style>
    <style:style style:name="Table6.B" style:family="table-column">
      <style:table-column-properties style:column-width="4.8792in" style:rel-column-width="4777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8139in" style:rel-column-width="17760*"/>
    </style:style>
    <style:style style:name="Table7.B" style:family="table-column">
      <style:table-column-properties style:column-width="4.8792in" style:rel-column-width="4777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8139in" style:rel-column-width="17760*"/>
    </style:style>
    <style:style style:name="Table8.B" style:family="table-column">
      <style:table-column-properties style:column-width="4.8792in" style:rel-column-width="4777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139in" style:rel-column-width="17760*"/>
    </style:style>
    <style:style style:name="Table9.B" style:family="table-column">
      <style:table-column-properties style:column-width="4.8792in" style:rel-column-width="4777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8139in" style:rel-column-width="17760*"/>
    </style:style>
    <style:style style:name="Table10.B" style:family="table-column">
      <style:table-column-properties style:column-width="4.8792in" style:rel-column-width="4777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8139in" style:rel-column-width="17760*"/>
    </style:style>
    <style:style style:name="Table11.B" style:family="table-column">
      <style:table-column-properties style:column-width="4.8792in" style:rel-column-width="4777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8139in" style:rel-column-width="17760*"/>
    </style:style>
    <style:style style:name="Table12.B" style:family="table-column">
      <style:table-column-properties style:column-width="4.8792in" style:rel-column-width="4777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8139in" style:rel-column-width="17760*"/>
    </style:style>
    <style:style style:name="Table13.B" style:family="table-column">
      <style:table-column-properties style:column-width="4.8792in" style:rel-column-width="4777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8139in" style:rel-column-width="17760*"/>
    </style:style>
    <style:style style:name="Table14.B" style:family="table-column">
      <style:table-column-properties style:column-width="4.8792in" style:rel-column-width="4777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8139in" style:rel-column-width="17760*"/>
    </style:style>
    <style:style style:name="Table15.B" style:family="table-column">
      <style:table-column-properties style:column-width="4.8792in" style:rel-column-width="4777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8139in" style:rel-column-width="17760*"/>
    </style:style>
    <style:style style:name="Table3.B" style:family="table-column">
      <style:table-column-properties style:column-width="4.8792in" style:rel-column-width="4777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1.8139in" style:rel-column-width="17760*"/>
    </style:style>
    <style:style style:name="Table20.B" style:family="table-column">
      <style:table-column-properties style:column-width="4.8792in" style:rel-column-width="4777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8139in" style:rel-column-width="17760*"/>
    </style:style>
    <style:style style:name="Table16.B" style:family="table-column">
      <style:table-column-properties style:column-width="4.8792in" style:rel-column-width="4777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8139in" style:rel-column-width="17760*"/>
    </style:style>
    <style:style style:name="Table17.B" style:family="table-column">
      <style:table-column-properties style:column-width="4.8792in" style:rel-column-width="4777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139in" style:rel-column-width="17760*"/>
    </style:style>
    <style:style style:name="Table18.B" style:family="table-column">
      <style:table-column-properties style:column-width="4.8792in" style:rel-column-width="4777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0.6861in" style:rel-column-width="6718*"/>
    </style:style>
    <style:style style:name="Table19.B" style:family="table-column">
      <style:table-column-properties style:column-width="1.1278in" style:rel-column-width="11042*"/>
    </style:style>
    <style:style style:name="Table19.C" style:family="table-column">
      <style:table-column-properties style:column-width="3.8111in" style:rel-column-width="37316*"/>
    </style:style>
    <style:style style:name="Table19.D" style:family="table-column">
      <style:table-column-properties style:column-width="1.0681in" style:rel-column-width="10459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lt" fo:country="LT" officeooo:rsid="0013ab6e" officeooo:paragraph-rsid="0013ab6e"/>
    </style:style>
    <style:style style:name="P2" style:family="paragraph" style:parent-style-name="Standard">
      <style:paragraph-properties fo:text-align="end" style:justify-single-word="false"/>
      <style:text-properties fo:language="lt" fo:country="LT" officeooo:rsid="0013ab6e" officeooo:paragraph-rsid="0013ab6e"/>
    </style:style>
    <style:style style:name="P3" style:family="paragraph" style:parent-style-name="Standard">
      <style:paragraph-properties fo:text-align="center" style:justify-single-word="false"/>
      <style:text-properties fo:font-size="22pt" fo:language="lt" fo:country="LT" officeooo:rsid="0013ab6e" officeooo:paragraph-rsid="0013ab6e" style:font-size-asian="22pt" style:font-size-complex="22pt"/>
    </style:style>
    <style:style style:name="P4" style:family="paragraph" style:parent-style-name="Standard">
      <style:text-properties officeooo:paragraph-rsid="0016a7bc"/>
    </style:style>
    <style:style style:name="P5" style:family="paragraph" style:parent-style-name="Standard">
      <style:text-properties officeooo:paragraph-rsid="001e4874"/>
    </style:style>
    <style:style style:name="P6" style:family="paragraph" style:parent-style-name="Standard">
      <style:text-properties officeooo:paragraph-rsid="002555c7"/>
    </style:style>
    <style:style style:name="P7" style:family="paragraph" style:parent-style-name="Standard">
      <style:paragraph-properties fo:break-before="page"/>
      <style:text-properties officeooo:paragraph-rsid="0016a7bc"/>
    </style:style>
    <style:style style:name="P8" style:family="paragraph" style:parent-style-name="Standard">
      <style:paragraph-properties fo:break-before="page"/>
      <style:text-properties officeooo:paragraph-rsid="001e4874"/>
    </style:style>
    <style:style style:name="P9" style:family="paragraph" style:parent-style-name="Standard">
      <style:paragraph-properties fo:break-before="page"/>
      <style:text-properties officeooo:paragraph-rsid="002555c7"/>
    </style:style>
    <style:style style:name="P10" style:family="paragraph" style:parent-style-name="Text_20_body">
      <style:paragraph-properties fo:break-before="page"/>
      <style:text-properties officeooo:paragraph-rsid="0016a7bc"/>
    </style:style>
    <style:style style:name="P11" style:family="paragraph" style:parent-style-name="Text_20_body">
      <style:paragraph-properties fo:break-before="page"/>
      <style:text-properties officeooo:rsid="002b8b32" officeooo:paragraph-rsid="002b8b32"/>
    </style:style>
    <style:style style:name="P12" style:family="paragraph" style:parent-style-name="Text_20_body">
      <style:text-properties officeooo:paragraph-rsid="0016a7bc"/>
    </style:style>
    <style:style style:name="P13" style:family="paragraph" style:parent-style-name="Text_20_body">
      <style:text-properties officeooo:rsid="002735f8" officeooo:paragraph-rsid="002735f8"/>
    </style:style>
    <style:style style:name="P14" style:family="paragraph" style:parent-style-name="Text_20_body">
      <style:text-properties officeooo:rsid="0029c4dd" officeooo:paragraph-rsid="0029c4dd"/>
    </style:style>
    <style:style style:name="P15" style:family="paragraph" style:parent-style-name="Text_20_body">
      <style:text-properties officeooo:rsid="002b8b32" officeooo:paragraph-rsid="002b8b32"/>
    </style:style>
    <style:style style:name="P16" style:family="paragraph" style:parent-style-name="Text_20_body">
      <style:text-properties officeooo:paragraph-rsid="002b8b32"/>
    </style:style>
    <style:style style:name="P17" style:family="paragraph" style:parent-style-name="Text_20_body">
      <style:text-properties officeooo:rsid="002cee9b" officeooo:paragraph-rsid="002cee9b"/>
    </style:style>
    <style:style style:name="P18" style:family="paragraph" style:parent-style-name="Text_20_body">
      <style:text-properties fo:font-weight="normal" officeooo:rsid="002735f8" officeooo:paragraph-rsid="002735f8" style:font-weight-asian="normal" style:font-weight-complex="normal"/>
    </style:style>
    <style:style style:name="P19" style:family="paragraph" style:parent-style-name="Text_20_body">
      <style:text-properties fo:font-weight="normal" officeooo:rsid="00343621" officeooo:paragraph-rsid="002735f8" style:font-weight-asian="normal" style:font-weight-complex="normal"/>
    </style:style>
    <style:style style:name="P20" style:family="paragraph" style:parent-style-name="Text_20_body">
      <style:text-properties officeooo:rsid="00343621" officeooo:paragraph-rsid="00343621"/>
    </style:style>
    <style:style style:name="P21" style:family="paragraph" style:parent-style-name="Text_20_body">
      <style:text-properties officeooo:paragraph-rsid="00343621"/>
    </style:style>
    <style:style style:name="P22" style:family="paragraph" style:parent-style-name="Table_20_Contents">
      <style:text-properties officeooo:rsid="0016a7bc" officeooo:paragraph-rsid="0016a7bc"/>
    </style:style>
    <style:style style:name="P23" style:family="paragraph" style:parent-style-name="Table_20_Contents">
      <style:text-properties officeooo:rsid="0016a7bc" officeooo:paragraph-rsid="001e4874"/>
    </style:style>
    <style:style style:name="P24" style:family="paragraph" style:parent-style-name="Table_20_Contents">
      <style:text-properties officeooo:rsid="0016a7bc" officeooo:paragraph-rsid="002555c7"/>
    </style:style>
    <style:style style:name="P25" style:family="paragraph" style:parent-style-name="Table_20_Contents">
      <style:text-properties officeooo:rsid="00178988" officeooo:paragraph-rsid="00178988"/>
    </style:style>
    <style:style style:name="P26" style:family="paragraph" style:parent-style-name="Table_20_Contents">
      <style:text-properties officeooo:rsid="00193eb8" officeooo:paragraph-rsid="00193eb8"/>
    </style:style>
    <style:style style:name="P27" style:family="paragraph" style:parent-style-name="Table_20_Contents">
      <style:text-properties officeooo:rsid="001a4d09" officeooo:paragraph-rsid="001a4d09"/>
    </style:style>
    <style:style style:name="P28" style:family="paragraph" style:parent-style-name="Table_20_Contents">
      <style:text-properties officeooo:rsid="001a4d09" officeooo:paragraph-rsid="001e4874"/>
    </style:style>
    <style:style style:name="P29" style:family="paragraph" style:parent-style-name="Table_20_Contents">
      <style:text-properties officeooo:rsid="001a4d09" officeooo:paragraph-rsid="002555c7"/>
    </style:style>
    <style:style style:name="P30" style:family="paragraph" style:parent-style-name="Table_20_Contents">
      <style:text-properties officeooo:rsid="001bab39" officeooo:paragraph-rsid="001bab39"/>
    </style:style>
    <style:style style:name="P31" style:family="paragraph" style:parent-style-name="Table_20_Contents">
      <style:text-properties officeooo:rsid="001d37f8" officeooo:paragraph-rsid="001d37f8"/>
    </style:style>
    <style:style style:name="P32" style:family="paragraph" style:parent-style-name="Table_20_Contents">
      <style:text-properties officeooo:rsid="001e4874" officeooo:paragraph-rsid="001e4874"/>
    </style:style>
    <style:style style:name="P33" style:family="paragraph" style:parent-style-name="Table_20_Contents">
      <style:text-properties officeooo:rsid="00202be6" officeooo:paragraph-rsid="00202be6"/>
    </style:style>
    <style:style style:name="P34" style:family="paragraph" style:parent-style-name="Table_20_Contents">
      <style:text-properties officeooo:rsid="0021bb5f" officeooo:paragraph-rsid="0021bb5f"/>
    </style:style>
    <style:style style:name="P35" style:family="paragraph" style:parent-style-name="Table_20_Contents">
      <style:text-properties officeooo:rsid="00232ef9" officeooo:paragraph-rsid="00232ef9"/>
    </style:style>
    <style:style style:name="P36" style:family="paragraph" style:parent-style-name="Table_20_Contents">
      <style:text-properties officeooo:rsid="00232ef9" officeooo:paragraph-rsid="002555c7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735f8" officeooo:paragraph-rsid="002735f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2735f8" officeooo:paragraph-rsid="002735f8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2735f8" officeooo:paragraph-rsid="002735f8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28c6c6" officeooo:paragraph-rsid="0028c6c6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28c6c6" officeooo:paragraph-rsid="0028c6c6" style:font-weight-asian="normal" style:font-weight-complex="normal"/>
    </style:style>
    <style:style style:name="P42" style:family="paragraph" style:parent-style-name="Table_20_Contents">
      <style:text-properties officeooo:rsid="0029c4dd" officeooo:paragraph-rsid="0029c4dd"/>
    </style:style>
    <style:style style:name="P43" style:family="paragraph" style:parent-style-name="Table_20_Contents">
      <style:paragraph-properties fo:text-align="end" style:justify-single-word="false"/>
      <style:text-properties officeooo:rsid="0029c4dd" officeooo:paragraph-rsid="0029c4dd"/>
    </style:style>
    <style:style style:name="P44" style:family="paragraph" style:parent-style-name="Table_20_Contents">
      <style:text-properties officeooo:rsid="002ae6f9" officeooo:paragraph-rsid="002ae6f9"/>
    </style:style>
    <style:style style:name="P45" style:family="paragraph" style:parent-style-name="Text_20_body" style:list-style-name="L18">
      <style:text-properties fo:font-weight="bold" officeooo:rsid="002735f8" officeooo:paragraph-rsid="002735f8" style:font-weight-asian="bold" style:font-weight-complex="bold"/>
    </style:style>
    <style:style style:name="P46" style:family="paragraph" style:parent-style-name="Heading_20_1">
      <style:text-properties officeooo:rsid="00343621" officeooo:paragraph-rsid="00343621"/>
    </style:style>
    <style:style style:name="P47" style:family="paragraph" style:parent-style-name="Table_20_Contents" style:list-style-name="L1">
      <style:text-properties officeooo:rsid="0016a7bc" officeooo:paragraph-rsid="0016a7bc"/>
    </style:style>
    <style:style style:name="P48" style:family="paragraph" style:parent-style-name="Table_20_Contents" style:list-style-name="L2">
      <style:text-properties officeooo:rsid="0016a7bc" officeooo:paragraph-rsid="0016a7bc"/>
    </style:style>
    <style:style style:name="P49" style:family="paragraph" style:parent-style-name="Table_20_Contents" style:list-style-name="L3">
      <style:text-properties officeooo:rsid="0016a7bc" officeooo:paragraph-rsid="0016a7bc"/>
    </style:style>
    <style:style style:name="P50" style:family="paragraph" style:parent-style-name="Table_20_Contents" style:list-style-name="L4">
      <style:text-properties officeooo:rsid="00193eb8" officeooo:paragraph-rsid="00193eb8"/>
    </style:style>
    <style:style style:name="P51" style:family="paragraph" style:parent-style-name="Table_20_Contents" style:list-style-name="L5">
      <style:text-properties officeooo:rsid="00193eb8" officeooo:paragraph-rsid="00193eb8"/>
    </style:style>
    <style:style style:name="P52" style:family="paragraph" style:parent-style-name="Table_20_Contents" style:list-style-name="L6">
      <style:text-properties officeooo:rsid="001a4d09" officeooo:paragraph-rsid="001a4d09"/>
    </style:style>
    <style:style style:name="P53" style:family="paragraph" style:parent-style-name="Table_20_Contents" style:list-style-name="L7">
      <style:text-properties officeooo:rsid="001a4d09" officeooo:paragraph-rsid="001a4d09"/>
    </style:style>
    <style:style style:name="P54" style:family="paragraph" style:parent-style-name="Table_20_Contents" style:list-style-name="L4">
      <style:text-properties officeooo:rsid="001bab39" officeooo:paragraph-rsid="001bab39"/>
    </style:style>
    <style:style style:name="P55" style:family="paragraph" style:parent-style-name="Table_20_Contents" style:list-style-name="L8">
      <style:text-properties officeooo:rsid="001bab39" officeooo:paragraph-rsid="001bab39"/>
    </style:style>
    <style:style style:name="P56" style:family="paragraph" style:parent-style-name="Table_20_Contents" style:list-style-name="L9">
      <style:text-properties officeooo:rsid="001bab39" officeooo:paragraph-rsid="001bab39"/>
    </style:style>
    <style:style style:name="P57" style:family="paragraph" style:parent-style-name="Table_20_Contents" style:list-style-name="L10">
      <style:text-properties officeooo:rsid="001bab39" officeooo:paragraph-rsid="001bab39"/>
    </style:style>
    <style:style style:name="P58" style:family="paragraph" style:parent-style-name="Table_20_Contents" style:list-style-name="L4">
      <style:text-properties officeooo:rsid="001d37f8" officeooo:paragraph-rsid="001d37f8"/>
    </style:style>
    <style:style style:name="P59" style:family="paragraph" style:parent-style-name="Table_20_Contents" style:list-style-name="L10">
      <style:text-properties officeooo:rsid="001e4874" officeooo:paragraph-rsid="001e4874"/>
    </style:style>
    <style:style style:name="P60" style:family="paragraph" style:parent-style-name="Table_20_Contents" style:list-style-name="L4">
      <style:text-properties officeooo:rsid="001e4874" officeooo:paragraph-rsid="001e4874"/>
    </style:style>
    <style:style style:name="P61" style:family="paragraph" style:parent-style-name="Table_20_Contents" style:list-style-name="L11">
      <style:text-properties officeooo:rsid="001e4874" officeooo:paragraph-rsid="001e4874"/>
    </style:style>
    <style:style style:name="P62" style:family="paragraph" style:parent-style-name="Table_20_Contents" style:list-style-name="L12">
      <style:text-properties officeooo:rsid="001e4874" officeooo:paragraph-rsid="001e4874"/>
    </style:style>
    <style:style style:name="P63" style:family="paragraph" style:parent-style-name="Table_20_Contents" style:list-style-name="L4">
      <style:text-properties officeooo:rsid="00202be6" officeooo:paragraph-rsid="00202be6"/>
    </style:style>
    <style:style style:name="P64" style:family="paragraph" style:parent-style-name="Table_20_Contents" style:list-style-name="L13">
      <style:text-properties officeooo:rsid="00202be6" officeooo:paragraph-rsid="00202be6"/>
    </style:style>
    <style:style style:name="P65" style:family="paragraph" style:parent-style-name="Table_20_Contents" style:list-style-name="L15">
      <style:text-properties officeooo:rsid="00202be6" officeooo:paragraph-rsid="00202be6"/>
    </style:style>
    <style:style style:name="P66" style:family="paragraph" style:parent-style-name="Table_20_Contents" style:list-style-name="L16">
      <style:text-properties officeooo:rsid="00202be6" officeooo:paragraph-rsid="00202be6"/>
    </style:style>
    <style:style style:name="P67" style:family="paragraph" style:parent-style-name="Table_20_Contents" style:list-style-name="L4">
      <style:text-properties officeooo:rsid="00232ef9" officeooo:paragraph-rsid="002555c7"/>
    </style:style>
    <style:style style:name="P68" style:family="paragraph" style:parent-style-name="Table_20_Contents" style:list-style-name="L4">
      <style:text-properties officeooo:rsid="00232ef9" officeooo:paragraph-rsid="00232ef9"/>
    </style:style>
    <style:style style:name="P69" style:family="paragraph" style:parent-style-name="Table_20_Contents" style:list-style-name="L17">
      <style:text-properties officeooo:rsid="00232ef9" officeooo:paragraph-rsid="00232ef9"/>
    </style:style>
    <style:style style:name="P70" style:family="paragraph" style:parent-style-name="Table_20_Contents" style:list-style-name="L14">
      <style:text-properties officeooo:rsid="0024cda9" officeooo:paragraph-rsid="002555c7"/>
    </style:style>
    <style:style style:name="P71" style:family="paragraph" style:parent-style-name="Heading_20_2">
      <style:text-properties officeooo:rsid="002b8b32" officeooo:paragraph-rsid="002b8b32"/>
    </style:style>
    <style:style style:name="P72" style:family="paragraph" style:parent-style-name="Heading_20_2">
      <style:text-properties officeooo:paragraph-rsid="002ee790"/>
    </style:style>
    <style:style style:name="P73" style:family="paragraph" style:parent-style-name="Heading_20_2">
      <style:text-properties officeooo:rsid="0029c4dd" officeooo:paragraph-rsid="0029c4dd"/>
    </style:style>
    <style:style style:name="P74" style:family="paragraph" style:parent-style-name="Heading_20_2">
      <style:text-properties officeooo:rsid="0016a7bc" officeooo:paragraph-rsid="0016a7bc"/>
    </style:style>
    <style:style style:name="P75" style:family="paragraph" style:parent-style-name="Heading_20_2">
      <style:paragraph-properties fo:break-before="page"/>
      <style:text-properties officeooo:rsid="002735f8" officeooo:paragraph-rsid="002735f8"/>
    </style:style>
    <style:style style:name="T1" style:family="text">
      <style:text-properties officeooo:rsid="00193eb8"/>
    </style:style>
    <style:style style:name="T2" style:family="text">
      <style:text-properties officeooo:rsid="001a4d09"/>
    </style:style>
    <style:style style:name="T3" style:family="text">
      <style:text-properties officeooo:rsid="001d37f8"/>
    </style:style>
    <style:style style:name="T4" style:family="text">
      <style:text-properties officeooo:rsid="001e4874"/>
    </style:style>
    <style:style style:name="T5" style:family="text">
      <style:text-properties officeooo:rsid="002555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8c6c6"/>
    </style:style>
    <style:style style:name="T8" style:family="text">
      <style:text-properties officeooo:rsid="0029e10f"/>
    </style:style>
    <style:style style:name="T9" style:family="text">
      <style:text-properties officeooo:rsid="002b0a03"/>
    </style:style>
    <style:style style:name="T10" style:family="text">
      <style:text-properties officeooo:rsid="002ee790"/>
    </style:style>
    <style:style style:name="T11" style:family="text">
      <style:text-properties officeooo:rsid="0033897b"/>
    </style:style>
    <style:style style:name="T12" style:family="text">
      <style:text-properties officeooo:rsid="00343621"/>
    </style:style>
    <style:style style:name="T13" style:family="text">
      <style:text-properties officeooo:rsid="0034b0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lniaus Universitetas</text:p>
      <text:p text:style-name="P1">Matematikos ir Informatikos fakulte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gramos „Užrašų knygelė“ testavi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arbą atliko:</text:p>
      <text:p text:style-name="P2">Rytis Karpuška</text:p>
      <text:p text:style-name="P2">Programų sistemos 1 grupė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Vilnius</text:p>
      <text:p text:style-name="P1">2014</text:p>
      <text:h text:style-name="P71" text:outline-level="2"><text:soft-page-break/>1. Įvadas</text:h>
      <text:p text:style-name="P16"><text:tab/><text:span text:style-name="T10">Šiame dokumente atliekama pirmoji testavimo iteracija programai „Užrašų knygelė“. Iš pradžių pateikiami ankščiau suformuoti reikalavimai programai. Taip pat pateikiama testų-reikalavimų matrica, pateikiami testų aprašymai ir defektų aprašymas.</text:span></text:p>
      <text:h text:style-name="P72" text:outline-level="2"><text:span text:style-name="T9">2. </text:span>Testuojamos programos savybės ir reikalavimai</text:h>
      <text:p text:style-name="P15">Testuojami atvejai aprėbia programos „Užrašų knygelė“ funkcinius ir nefunkcinius reikalavimus pateikiamus žemiau:</text:p>
      <text:p text:style-name="P15"><text:tab/>2.1 Užrašo peržiūra</text:p>
      <text:p text:style-name="P15"><text:tab/><text:tab/>2.1.1. Peržiūrėti užrašų sąrašą</text:p>
      <text:p text:style-name="P15"><text:tab/><text:tab/>2.1.2. Filtruoti užrašų sąrašą</text:p>
      <text:p text:style-name="P15"><text:tab/><text:tab/>2.1.3. Peržiūrėti/redaguoti užrašą</text:p>
      <text:p text:style-name="P15"><text:tab/><text:tab/>2.1.4. Ištrinti užrašą</text:p>
      <text:p text:style-name="P15"><text:tab/>2.2. Užrašo kūrimas / redagavimas</text:p>
      <text:p text:style-name="P15"><text:tab/><text:tab/>2.2.1. Sukurti naują užrašą</text:p>
      <text:p text:style-name="P15"><text:tab/><text:tab/>2.2.2. Peržiūrėti / reaguoti užrašą</text:p>
      <text:p text:style-name="P15"><text:tab/>2.3. Priminimo pateikimas</text:p>
      <text:p text:style-name="P15"><text:tab/><text:tab/>2.3.1. Peržiūrėti priminimą</text:p>
      <text:p text:style-name="P17"><text:tab/>3.1. Vaizdavimo reikalavimai</text:p>
      <text:p text:style-name="P17"><text:tab/><text:tab/>3.1.1.Datos formatas</text:p>
      <text:p text:style-name="P11"/>
      <text:p text:style-name="Text_20_body"/>
      <text:h text:style-name="P73" text:outline-level="2"><text:span text:style-name="T9">3</text:span>. Test<text:span text:style-name="T11">ų</text:span> scenarijų sudarymas</text:h>
      <text:p text:style-name="P14">Testų scenarijai yra paruošiami pagal reikalavimų analizėje pateiktus reikalavimus. Pateikiama lentelė parodo kurie testai kokius reikalavimus padengia:</text:p>
      <table:table table:name="Table21" table:style-name="Table21">
        <table:table-column table:style-name="Table21.A"/>
        <table:table-column table:style-name="Table21.B" table:number-columns-repeated="7"/>
        <table:table-column table:style-name="Table21.I"/>
        <table:table-row>
          <table:table-cell table:style-name="Table21.A1" office:value-type="string">
            <text:p text:style-name="P43">Reikalavimai</text:p>
          </table:table-cell>
          <table:table-cell table:style-name="Table21.A1" office:value-type="string">
            <text:p text:style-name="P42">2.1.1</text:p>
          </table:table-cell>
          <table:table-cell table:style-name="Table21.A1" office:value-type="string">
            <text:p text:style-name="P42">2.1.2</text:p>
          </table:table-cell>
          <table:table-cell table:style-name="Table21.A1" office:value-type="string">
            <text:p text:style-name="P42">2.1.3</text:p>
          </table:table-cell>
          <table:table-cell table:style-name="Table21.A1" office:value-type="string">
            <text:p text:style-name="P42">2.1.4</text:p>
          </table:table-cell>
          <table:table-cell table:style-name="Table21.A1" office:value-type="string">
            <text:p text:style-name="P42">2.2.1</text:p>
          </table:table-cell>
          <table:table-cell table:style-name="Table21.A1" office:value-type="string">
            <text:p text:style-name="P42">2.2.2</text:p>
          </table:table-cell>
          <table:table-cell table:style-name="Table21.A1" office:value-type="string">
            <text:p text:style-name="P42">2.3.1</text:p>
          </table:table-cell>
          <table:table-cell table:style-name="Table21.I1" office:value-type="string">
            <text:p text:style-name="P42">3.1.1</text:p>
          </table:table-cell>
        </table:table-row>
        <table:table-row>
          <table:table-cell table:style-name="Table21.A2" office:value-type="string">
            <text:p text:style-name="P42">Testų scenarijai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01</text:p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0<text:span text:style-name="T8">2</text:span></text:p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0<text:span text:style-name="T8">3</text:span></text:p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0<text:span text:style-name="T8">4</text:span></text:p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0<text:span text:style-name="T8">5</text:span></text:p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0<text:span text:style-name="T8">6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0<text:span text:style-name="T8">7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0<text:span text:style-name="T8">8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0<text:span text:style-name="T8">9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0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1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2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3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4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5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6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7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8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P44">X</text:p>
          </table:table-cell>
          <table:table-cell table:style-name="Table21.I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42">TA<text:span text:style-name="T8">19</text:span></text:p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I2" office:value-type="string">
            <text:p text:style-name="P44">X</text:p>
          </table:table-cell>
        </table:table-row>
      </table:table>
      <text:p text:style-name="P14"/>
      <text:p text:style-name="P12"/>
      <text:p text:style-name="P10"/>
      <text:h text:style-name="P74" text:outline-level="2"><text:span text:style-name="T9">4</text:span>. Testavimo atvejai</text:h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ID</text:p>
          </table:table-cell>
          <table:table-cell table:style-name="Table1.B1" office:value-type="string">
            <text:p text:style-name="P22">T<text:span text:style-name="T2">A</text:span>01</text:p>
          </table:table-cell>
        </table:table-row>
        <table:table-row>
          <table:table-cell table:style-name="Table1.A2" office:value-type="string">
            <text:p text:style-name="P22">Aprašymas</text:p>
          </table:table-cell>
          <table:table-cell table:style-name="Table1.B2" office:value-type="string">
            <text:p text:style-name="P22">Tikrinama ar programa pateikia užrašų sąrašą iškarto po paleidimo esant mažiau nei 10 išsaugotų užrašų.</text:p>
          </table:table-cell>
        </table:table-row>
        <table:table-row>
          <table:table-cell table:style-name="Table1.A2" office:value-type="string">
            <text:p text:style-name="P22">„Prieš“ sąlygos</text:p>
          </table:table-cell>
          <table:table-cell table:style-name="Table1.B2" office:value-type="string">
            <text:list xml:id="list5702271198126475619" text:style-name="L1">
              <text:list-item>
                <text:p text:style-name="P47">Paruošta sistema programos darbui</text:p>
              </text:list-item>
              <text:list-item>
                <text:p text:style-name="P47">Įdiegta programa</text:p>
              </text:list-item>
              <text:list-item>
                <text:p text:style-name="P47">Paruoštas duomenų failas su mažiau nei 10 įrašų</text:p>
              </text:list-item>
            </text:list>
          </table:table-cell>
        </table:table-row>
        <table:table-row>
          <table:table-cell table:style-name="Table1.A2" office:value-type="string">
            <text:p text:style-name="P22">Vykdymas</text:p>
          </table:table-cell>
          <table:table-cell table:style-name="Table1.B2" office:value-type="string">
            <text:list xml:id="list5947272477323129844" text:style-name="L2">
              <text:list-item>
                <text:p text:style-name="P48">Programa paleidžiama</text:p>
              </text:list-item>
            </text:list>
          </table:table-cell>
        </table:table-row>
        <table:table-row>
          <table:table-cell table:style-name="Table1.A2" office:value-type="string">
            <text:p text:style-name="P22">Teisingas rezultatas</text:p>
          </table:table-cell>
          <table:table-cell table:style-name="Table1.B2" office:value-type="string">
            <text:p text:style-name="P26">Pateikiamas pagal datą mažėjimo tvarka surūšiuotas užrašų sąrašas</text:p>
          </table:table-cell>
        </table:table-row>
        <table:table-row>
          <table:table-cell table:style-name="Table1.A2" office:value-type="string">
            <text:p text:style-name="P22">Realus rezultatas</text:p>
          </table:table-cell>
          <table:table-cell table:style-name="Table1.B2" office:value-type="string">
            <text:p text:style-name="P26">Pateiktas sąrašas surūšiuotas pagal datą didėjimo tvarka</text:p>
          </table:table-cell>
        </table:table-row>
        <table:table-row>
          <table:table-cell table:style-name="Table1.A2" office:value-type="string">
            <text:p text:style-name="P22">Vykdytojas</text:p>
          </table:table-cell>
          <table:table-cell table:style-name="Table1.B2" office:value-type="string">
            <text:p text:style-name="P22">Rytis Karpuška</text:p>
          </table:table-cell>
        </table:table-row>
        <table:table-row>
          <table:table-cell table:style-name="Table1.A2" office:value-type="string">
            <text:p text:style-name="P22">Būsena</text:p>
          </table:table-cell>
          <table:table-cell table:style-name="Table1.B2" office:value-type="string">
            <text:p text:style-name="P22">Testas <text:span text:style-name="T1">nesėkmingas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ID</text:p>
          </table:table-cell>
          <table:table-cell table:style-name="Table2.B1" office:value-type="string">
            <text:p text:style-name="P22">TA02</text:p>
          </table:table-cell>
        </table:table-row>
        <table:table-row>
          <table:table-cell table:style-name="Table2.A2" office:value-type="string">
            <text:p text:style-name="P22">Aprašymas</text:p>
          </table:table-cell>
          <table:table-cell table:style-name="Table2.B2" office:value-type="string">
            <text:p text:style-name="P22">Tikrinama ar programa teisingai pateikia užrašų sąrašą iškarto po paleidimo esant daugiau nei 10 išsaugotų užrašų</text:p>
          </table:table-cell>
        </table:table-row>
        <table:table-row>
          <table:table-cell table:style-name="Table2.A2" office:value-type="string">
            <text:p text:style-name="P22">„Prieš“ sąlygos</text:p>
          </table:table-cell>
          <table:table-cell table:style-name="Table2.B2" office:value-type="string">
            <text:list xml:id="list171429001190544" text:continue-list="list5702271198126475619" text:style-name="L1">
              <text:list-item text:start-value="1">
                <text:p text:style-name="P47">Paruošta sistema programos darbui</text:p>
              </text:list-item>
              <text:list-item>
                <text:p text:style-name="P47">Įdiegta programa</text:p>
              </text:list-item>
              <text:list-item>
                <text:p text:style-name="P47">Paruoštas duomenų failas su mažiau nei 10 įrašų</text:p>
              </text:list-item>
            </text:list>
          </table:table-cell>
        </table:table-row>
        <table:table-row>
          <table:table-cell table:style-name="Table2.A2" office:value-type="string">
            <text:p text:style-name="P22">Vykdymas</text:p>
          </table:table-cell>
          <table:table-cell table:style-name="Table2.B2" office:value-type="string">
            <text:list xml:id="list1494162079022871362" text:style-name="L3">
              <text:list-item>
                <text:p text:style-name="P49">Programa paleidžiama</text:p>
              </text:list-item>
            </text:list>
          </table:table-cell>
        </table:table-row>
        <table:table-row>
          <table:table-cell table:style-name="Table2.A2" office:value-type="string">
            <text:p text:style-name="P22">Teisingas rezultatas</text:p>
          </table:table-cell>
          <table:table-cell table:style-name="Table2.B2" office:value-type="string">
            <text:p text:style-name="P26">Pateikiamas pagal datą mažėjimo tvarka surūšiuotas užrašų sąrašas, puslapiuose po 10 užrašų</text:p>
          </table:table-cell>
        </table:table-row>
        <table:table-row>
          <table:table-cell table:style-name="Table2.A2" office:value-type="string">
            <text:p text:style-name="P22">Realus rezultatas</text:p>
          </table:table-cell>
          <table:table-cell table:style-name="Table2.B2" office:value-type="string">
            <text:p text:style-name="P26">Pateiktas sąrašas viename lape surūšiuotas didejimo tvarka</text:p>
          </table:table-cell>
        </table:table-row>
        <table:table-row>
          <table:table-cell table:style-name="Table2.A2" office:value-type="string">
            <text:p text:style-name="P22">Vykdytojas</text:p>
          </table:table-cell>
          <table:table-cell table:style-name="Table2.B2" office:value-type="string">
            <text:p text:style-name="P22">Rytis Karpuška</text:p>
          </table:table-cell>
        </table:table-row>
        <table:table-row>
          <table:table-cell table:style-name="Table2.A2" office:value-type="string">
            <text:p text:style-name="P22">Būsena</text:p>
          </table:table-cell>
          <table:table-cell table:style-name="Table2.B2" office:value-type="string">
            <text:p text:style-name="P25">Testas nesėkmingas</text:p>
          </table:table-cell>
        </table:table-row>
      </table:table>
      <text:p text:style-name="P4"/>
      <text:p text:style-name="P4"/>
      <text:p text:style-name="P7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ID</text:p>
          </table:table-cell>
          <table:table-cell table:style-name="Table4.B1" office:value-type="string">
            <text:p text:style-name="P26">TA03</text:p>
          </table:table-cell>
        </table:table-row>
        <table:table-row>
          <table:table-cell table:style-name="Table4.A2" office:value-type="string">
            <text:p text:style-name="P22">Aprašymas</text:p>
          </table:table-cell>
          <table:table-cell table:style-name="Table4.B2" office:value-type="string">
            <text:p text:style-name="P26">Tikrinama ar paspaudus „Sukūrimo data“ programa surūšiuoja užrašų sąrašą pagal datą mažėjimo tvarka</text:p>
          </table:table-cell>
        </table:table-row>
        <table:table-row>
          <table:table-cell table:style-name="Table4.A2" office:value-type="string">
            <text:p text:style-name="P22">„Prieš“ sąlygos</text:p>
          </table:table-cell>
          <table:table-cell table:style-name="Table4.B2" office:value-type="string">
            <text:list xml:id="list1252315639076574606" text:style-name="L4">
              <text:list-item>
                <text:p text:style-name="P50">Paleista programa</text:p>
              </text:list-item>
              <text:list-item>
                <text:p text:style-name="P50">Yra sukurtą bent trys įrašai </text:p>
              </text:list-item>
            </text:list>
          </table:table-cell>
        </table:table-row>
        <table:table-row>
          <table:table-cell table:style-name="Table4.A2" office:value-type="string">
            <text:p text:style-name="P22">Vykdymas</text:p>
          </table:table-cell>
          <table:table-cell table:style-name="Table4.B2" office:value-type="string">
            <text:list xml:id="list4449091947066891469" text:style-name="L5">
              <text:list-item>
                <text:p text:style-name="P51">Paspaudžiama „Sukūrimo data“</text:p>
              </text:list-item>
            </text:list>
          </table:table-cell>
        </table:table-row>
        <table:table-row>
          <table:table-cell table:style-name="Table4.A2" office:value-type="string">
            <text:p text:style-name="P22">Teisingas rezultatas</text:p>
          </table:table-cell>
          <table:table-cell table:style-name="Table4.B2" office:value-type="string">
            <text:p text:style-name="P26">Rodomas užrašų sąrašas surūšiuotas pagal datą mažėjimo tvarka</text:p>
          </table:table-cell>
        </table:table-row>
        <table:table-row>
          <table:table-cell table:style-name="Table4.A2" office:value-type="string">
            <text:p text:style-name="P22">Realus rezultatas</text:p>
          </table:table-cell>
          <table:table-cell table:style-name="Table4.B2" office:value-type="string">
            <text:p text:style-name="P26">Rodomas užrašų sąrašas nepasikeitė (bet yra surūšiuotas pagal datą didėjimo tvarka)</text:p>
          </table:table-cell>
        </table:table-row>
        <table:table-row>
          <table:table-cell table:style-name="Table4.A2" office:value-type="string">
            <text:p text:style-name="P22">Vykdytojas</text:p>
          </table:table-cell>
          <table:table-cell table:style-name="Table4.B2" office:value-type="string">
            <text:p text:style-name="P22">Rytis Karpuška</text:p>
          </table:table-cell>
        </table:table-row>
        <table:table-row>
          <table:table-cell table:style-name="Table4.A2" office:value-type="string">
            <text:p text:style-name="P22">Būsena</text:p>
          </table:table-cell>
          <table:table-cell table:style-name="Table4.B2" office:value-type="string">
            <text:p text:style-name="P26">Testas nesėkmingas</text:p>
          </table:table-cell>
        </table:table-row>
      </table:table>
      <text:p text:style-name="P4"/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ID</text:p>
          </table:table-cell>
          <table:table-cell table:style-name="Table5.B1" office:value-type="string">
            <text:p text:style-name="P26">TA04</text:p>
          </table:table-cell>
        </table:table-row>
        <table:table-row>
          <table:table-cell table:style-name="Table5.A2" office:value-type="string">
            <text:p text:style-name="P22">Aprašymas</text:p>
          </table:table-cell>
          <table:table-cell table:style-name="Table5.B2" office:value-type="string">
            <text:p text:style-name="P26">Tikrinama ar paspaudus „Pavadinimas“ programa surūšiuoja užrašų sąrašą pagal pavadinimą</text:p>
          </table:table-cell>
        </table:table-row>
        <table:table-row>
          <table:table-cell table:style-name="Table5.A2" office:value-type="string">
            <text:p text:style-name="P22">„Prieš“ sąlygos</text:p>
          </table:table-cell>
          <table:table-cell table:style-name="Table5.B2" office:value-type="string">
            <text:list xml:id="list171429393921600" text:continue-list="list1252315639076574606" text:style-name="L4">
              <text:list-item text:start-value="1">
                <text:p text:style-name="P50">Paleista programa</text:p>
              </text:list-item>
              <text:list-item>
                <text:p text:style-name="P50">Yra sukurt<text:span text:style-name="T2">i</text:span> bent trys <text:span text:style-name="T2">užrašai </text:span>išdėlioti ne abecėles tvarka</text:p>
              </text:list-item>
            </text:list>
          </table:table-cell>
        </table:table-row>
        <table:table-row>
          <table:table-cell table:style-name="Table5.A2" office:value-type="string">
            <text:p text:style-name="P22">Vykdymas</text:p>
          </table:table-cell>
          <table:table-cell table:style-name="Table5.B2" office:value-type="string">
            <text:list xml:id="list171429741491773" text:continue-list="list4449091947066891469" text:style-name="L5">
              <text:list-item>
                <text:p text:style-name="P51">Paspaudžiama „Pavadinimas“</text:p>
              </text:list-item>
            </text:list>
          </table:table-cell>
        </table:table-row>
        <table:table-row>
          <table:table-cell table:style-name="Table5.A2" office:value-type="string">
            <text:p text:style-name="P22">Teisingas rezultatas</text:p>
          </table:table-cell>
          <table:table-cell table:style-name="Table5.B2" office:value-type="string">
            <text:p text:style-name="P26">Rodomas užrašų sąrašas surūšiuotas pagal pavadinimą</text:p>
          </table:table-cell>
        </table:table-row>
        <table:table-row>
          <table:table-cell table:style-name="Table5.A2" office:value-type="string">
            <text:p text:style-name="P22">Realus rezultatas</text:p>
          </table:table-cell>
          <table:table-cell table:style-name="Table5.B2" office:value-type="string">
            <text:p text:style-name="P26">Neįvyko pasiekeitimų, rodomas sąrašas surūšiuotas pagal datą didėjimo tvarka</text:p>
          </table:table-cell>
        </table:table-row>
        <table:table-row>
          <table:table-cell table:style-name="Table5.A2" office:value-type="string">
            <text:p text:style-name="P22">Vykdytojas</text:p>
          </table:table-cell>
          <table:table-cell table:style-name="Table5.B2" office:value-type="string">
            <text:p text:style-name="P22">Rytis Karpuška</text:p>
          </table:table-cell>
        </table:table-row>
        <table:table-row>
          <table:table-cell table:style-name="Table5.A2" office:value-type="string">
            <text:p text:style-name="P22">Būsena</text:p>
          </table:table-cell>
          <table:table-cell table:style-name="Table5.B2" office:value-type="string">
            <text:p text:style-name="P26">Testas nesėkmingas</text:p>
          </table:table-cell>
        </table:table-row>
      </table:table>
      <text:p text:style-name="P4"/>
      <text:p text:style-name="P4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2">ID</text:p>
          </table:table-cell>
          <table:table-cell table:style-name="Table6.B1" office:value-type="string">
            <text:p text:style-name="P27">TA05</text:p>
          </table:table-cell>
        </table:table-row>
        <table:table-row>
          <table:table-cell table:style-name="Table6.A2" office:value-type="string">
            <text:p text:style-name="P22">Aprašymas</text:p>
          </table:table-cell>
          <table:table-cell table:style-name="Table6.B2" office:value-type="string">
            <text:p text:style-name="P27">Tikrinama ar teisingai rodoma užrašų skaičius</text:p>
          </table:table-cell>
        </table:table-row>
        <table:table-row>
          <table:table-cell table:style-name="Table6.A2" office:value-type="string">
            <text:p text:style-name="P22">„Prieš“ sąlygos</text:p>
          </table:table-cell>
          <table:table-cell table:style-name="Table6.B2" office:value-type="string">
            <text:list xml:id="list6519786232034360252" text:style-name="L6">
              <text:list-item>
                <text:p text:style-name="P52">Paleista programa</text:p>
              </text:list-item>
              <text:list-item>
                <text:p text:style-name="P52">Yra vienas ar daugiau užrašų</text:p>
              </text:list-item>
            </text:list>
          </table:table-cell>
        </table:table-row>
        <table:table-row>
          <table:table-cell table:style-name="Table6.A2" office:value-type="string">
            <text:p text:style-name="P22">Vykdymas</text:p>
          </table:table-cell>
          <table:table-cell table:style-name="Table6.B2" office:value-type="string">
            <text:list xml:id="list2611152542913242681" text:style-name="L7">
              <text:list-item>
                <text:p text:style-name="P53">Tikrinama ar rodomas užrašų skaičius sutampa su realiu užrašų skaičiumi</text:p>
              </text:list-item>
            </text:list>
          </table:table-cell>
        </table:table-row>
        <table:table-row>
          <table:table-cell table:style-name="Table6.A2" office:value-type="string">
            <text:p text:style-name="P22">Teisingas rezultatas</text:p>
          </table:table-cell>
          <table:table-cell table:style-name="Table6.B2" office:value-type="string">
            <text:p text:style-name="P27">Užrašų skaičius sutampa</text:p>
          </table:table-cell>
        </table:table-row>
        <table:table-row>
          <table:table-cell table:style-name="Table6.A2" office:value-type="string">
            <text:p text:style-name="P22">Realus rezultatas</text:p>
          </table:table-cell>
          <table:table-cell table:style-name="Table6.B2" office:value-type="string">
            <text:p text:style-name="P27">Nėra užrašų skaičiaus</text:p>
          </table:table-cell>
        </table:table-row>
        <table:table-row>
          <table:table-cell table:style-name="Table6.A2" office:value-type="string">
            <text:p text:style-name="P22">Vykdytojas</text:p>
          </table:table-cell>
          <table:table-cell table:style-name="Table6.B2" office:value-type="string">
            <text:p text:style-name="P22">Rytis Karpuška</text:p>
          </table:table-cell>
        </table:table-row>
        <table:table-row>
          <table:table-cell table:style-name="Table6.A2" office:value-type="string">
            <text:p text:style-name="P22">Būsena</text:p>
          </table:table-cell>
          <table:table-cell table:style-name="Table6.B2" office:value-type="string">
            <text:p text:style-name="P27">Testas nesėkmingas</text:p>
          </table:table-cell>
        </table:table-row>
      </table:table>
      <text:p text:style-name="P4"/>
      <text:p text:style-name="P4"/>
      <text:p text:style-name="P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2">ID</text:p>
          </table:table-cell>
          <table:table-cell table:style-name="Table7.B1" office:value-type="string">
            <text:p text:style-name="P27">TA06</text:p>
          </table:table-cell>
        </table:table-row>
        <table:table-row>
          <table:table-cell table:style-name="Table7.A2" office:value-type="string">
            <text:p text:style-name="P22">Aprašymas</text:p>
          </table:table-cell>
          <table:table-cell table:style-name="Table7.B2" office:value-type="string">
            <text:p text:style-name="P30">Tikrinamas filtravimas pagal sukūrimo datą, kuomet nėra įrašo su įvesta data</text:p>
          </table:table-cell>
        </table:table-row>
        <table:table-row>
          <table:table-cell table:style-name="Table7.A2" office:value-type="string">
            <text:p text:style-name="P22">„Prieš“ sąlygos</text:p>
          </table:table-cell>
          <table:table-cell table:style-name="Table7.B2" office:value-type="string">
            <text:list xml:id="list171429809670856" text:continue-list="list171429393921600" text:style-name="L4">
              <text:list-item text:start-value="1">
                <text:p text:style-name="P54">Paleista programa</text:p>
              </text:list-item>
              <text:list-item>
                <text:p text:style-name="P54">Yra bent trys skirtingomis datomis sukurti užrašai</text:p>
              </text:list-item>
            </text:list>
          </table:table-cell>
        </table:table-row>
        <table:table-row>
          <table:table-cell table:style-name="Table7.A2" office:value-type="string">
            <text:p text:style-name="P22">Vykdymas</text:p>
          </table:table-cell>
          <table:table-cell table:style-name="Table7.B2" office:value-type="string">
            <text:list xml:id="list8401927274398966352" text:style-name="L8">
              <text:list-item>
                <text:p text:style-name="P55">Į laukelį „Sukūrimo data“ įvedamas datos fragmentas kurio nėra sukurtamuose užrašuose</text:p>
              </text:list-item>
              <text:list-item>
                <text:p text:style-name="P55">paspaudžiama „Filtruoti“</text:p>
              </text:list-item>
            </text:list>
          </table:table-cell>
        </table:table-row>
        <table:table-row>
          <table:table-cell table:style-name="Table7.A2" office:value-type="string">
            <text:p text:style-name="P22">Teisingas rezultatas</text:p>
          </table:table-cell>
          <table:table-cell table:style-name="Table7.B2" office:value-type="string">
            <text:p text:style-name="P30">Rodomas tuščias sąrašas</text:p>
          </table:table-cell>
        </table:table-row>
        <table:table-row>
          <table:table-cell table:style-name="Table7.A2" office:value-type="string">
            <text:p text:style-name="P22">Realus rezultatas</text:p>
          </table:table-cell>
          <table:table-cell table:style-name="Table7.B2" office:value-type="string">
            <text:p text:style-name="P30">Rodomas tuščias sąrašas</text:p>
          </table:table-cell>
        </table:table-row>
        <table:table-row>
          <table:table-cell table:style-name="Table7.A2" office:value-type="string">
            <text:p text:style-name="P22">Vykdytojas</text:p>
          </table:table-cell>
          <table:table-cell table:style-name="Table7.B2" office:value-type="string">
            <text:p text:style-name="P22">Rytis Karpuška</text:p>
          </table:table-cell>
        </table:table-row>
        <table:table-row>
          <table:table-cell table:style-name="Table7.A2" office:value-type="string">
            <text:p text:style-name="P22">Būsena</text:p>
          </table:table-cell>
          <table:table-cell table:style-name="Table7.B2" office:value-type="string">
            <text:p text:style-name="P30">Testas sėkmingas</text:p>
          </table:table-cell>
        </table:table-row>
      </table:table>
      <text:p text:style-name="P4"/>
      <text:p text:style-name="P4"/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2">ID</text:p>
          </table:table-cell>
          <table:table-cell table:style-name="Table8.B1" office:value-type="string">
            <text:p text:style-name="P27">TA07</text:p>
          </table:table-cell>
        </table:table-row>
        <table:table-row>
          <table:table-cell table:style-name="Table8.A2" office:value-type="string">
            <text:p text:style-name="P22">Aprašymas</text:p>
          </table:table-cell>
          <table:table-cell table:style-name="Table8.B2" office:value-type="string">
            <text:p text:style-name="P30">Tikrinamas filtravimas pagal sukūrimo datą, kuomet yra užrašo su įvesta data</text:p>
          </table:table-cell>
        </table:table-row>
        <table:table-row>
          <table:table-cell table:style-name="Table8.A2" office:value-type="string">
            <text:p text:style-name="P22">„Prieš“ sąlygos</text:p>
          </table:table-cell>
          <table:table-cell table:style-name="Table8.B2" office:value-type="string">
            <text:list xml:id="list171429890825471" text:continue-list="list171429809670856" text:style-name="L4">
              <text:list-item text:start-value="1">
                <text:p text:style-name="P54">Paleista programa</text:p>
              </text:list-item>
              <text:list-item>
                <text:p text:style-name="P54">Yra bent trys skirtingomais datomis sukurti užrašai</text:p>
              </text:list-item>
            </text:list>
          </table:table-cell>
        </table:table-row>
        <table:table-row>
          <table:table-cell table:style-name="Table8.A2" office:value-type="string">
            <text:p text:style-name="P22">Vykdymas</text:p>
          </table:table-cell>
          <table:table-cell table:style-name="Table8.B2" office:value-type="string">
            <text:list xml:id="list1321969913058647255" text:style-name="L9">
              <text:list-item>
                <text:p text:style-name="P56">Įvedamas datos fragmentas, kuris yra sukurtuose užrašuose</text:p>
              </text:list-item>
              <text:list-item>
                <text:p text:style-name="P56">paspaudžiama „Filtruoti“</text:p>
              </text:list-item>
            </text:list>
          </table:table-cell>
        </table:table-row>
        <table:table-row>
          <table:table-cell table:style-name="Table8.A2" office:value-type="string">
            <text:p text:style-name="P22">Teisingas rezultatas</text:p>
          </table:table-cell>
          <table:table-cell table:style-name="Table8.B2" office:value-type="string">
            <text:p text:style-name="P30">Rodomas sąrašas tik įvestą fragmentą atitinkančių užrašų</text:p>
          </table:table-cell>
        </table:table-row>
        <table:table-row>
          <table:table-cell table:style-name="Table8.A2" office:value-type="string">
            <text:p text:style-name="P22">Realus rezultatas</text:p>
          </table:table-cell>
          <table:table-cell table:style-name="Table8.B2" office:value-type="string">
            <text:p text:style-name="P30">Rodomas sąrašas tik įvestą fragmentą atitinkančių užrašų</text:p>
          </table:table-cell>
        </table:table-row>
        <table:table-row>
          <table:table-cell table:style-name="Table8.A2" office:value-type="string">
            <text:p text:style-name="P22">Vykdytojas</text:p>
          </table:table-cell>
          <table:table-cell table:style-name="Table8.B2" office:value-type="string">
            <text:p text:style-name="P22">Rytis Karpuška</text:p>
          </table:table-cell>
        </table:table-row>
        <table:table-row>
          <table:table-cell table:style-name="Table8.A2" office:value-type="string">
            <text:p text:style-name="P22">Būsena</text:p>
          </table:table-cell>
          <table:table-cell table:style-name="Table8.B2" office:value-type="string">
            <text:p text:style-name="P30">Testas sėkmingas</text:p>
          </table:table-cell>
        </table:table-row>
      </table:table>
      <text:p text:style-name="P4"/>
      <text:p text:style-name="P4"/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2">ID</text:p>
          </table:table-cell>
          <table:table-cell table:style-name="Table9.B1" office:value-type="string">
            <text:p text:style-name="P27">TA08</text:p>
          </table:table-cell>
        </table:table-row>
        <table:table-row>
          <table:table-cell table:style-name="Table9.A2" office:value-type="string">
            <text:p text:style-name="P22">Aprašymas</text:p>
          </table:table-cell>
          <table:table-cell table:style-name="Table9.B2" office:value-type="string">
            <text:p text:style-name="P30">Tikrinamas filtravimas pagal pavadinimą, kuoment nėra užrašo su įvestu pavadinimu</text:p>
          </table:table-cell>
        </table:table-row>
        <table:table-row>
          <table:table-cell table:style-name="Table9.A2" office:value-type="string">
            <text:p text:style-name="P22">„Prieš“ sąlygos</text:p>
          </table:table-cell>
          <table:table-cell table:style-name="Table9.B2" office:value-type="string">
            <text:list xml:id="list171428916623265" text:continue-list="list171429890825471" text:style-name="L4">
              <text:list-item text:start-value="1">
                <text:p text:style-name="P54">Paleista programa</text:p>
              </text:list-item>
              <text:list-item>
                <text:p text:style-name="P54">Yra bent trys skirtingais pavadinimais sukurti užrašai</text:p>
              </text:list-item>
            </text:list>
          </table:table-cell>
        </table:table-row>
        <table:table-row>
          <table:table-cell table:style-name="Table9.A2" office:value-type="string">
            <text:p text:style-name="P22">Vykdymas</text:p>
          </table:table-cell>
          <table:table-cell table:style-name="Table9.B2" office:value-type="string">
            <text:list xml:id="list240184288854574669" text:style-name="L10">
              <text:list-item>
                <text:p text:style-name="P57">Įvedamas pavadinimo fragmentas, kurio nėra sukurtuose užrašuose</text:p>
              </text:list-item>
              <text:list-item>
                <text:p text:style-name="P57">Paspaudžiama „Filtruoti“</text:p>
              </text:list-item>
            </text:list>
          </table:table-cell>
        </table:table-row>
        <table:table-row>
          <table:table-cell table:style-name="Table9.A2" office:value-type="string">
            <text:p text:style-name="P22">Teisingas rezultatas</text:p>
          </table:table-cell>
          <table:table-cell table:style-name="Table9.B2" office:value-type="string">
            <text:p text:style-name="P30">Rodomas tuščias sąrašas</text:p>
          </table:table-cell>
        </table:table-row>
        <table:table-row>
          <table:table-cell table:style-name="Table9.A2" office:value-type="string">
            <text:p text:style-name="P22">Realus rezultatas</text:p>
          </table:table-cell>
          <table:table-cell table:style-name="Table9.B2" office:value-type="string">
            <text:p text:style-name="P30">Rodomas tuščias sąrašas</text:p>
          </table:table-cell>
        </table:table-row>
        <table:table-row>
          <table:table-cell table:style-name="Table9.A2" office:value-type="string">
            <text:p text:style-name="P22">Vykdytojas</text:p>
          </table:table-cell>
          <table:table-cell table:style-name="Table9.B2" office:value-type="string">
            <text:p text:style-name="P22">Rytis Karpuška</text:p>
          </table:table-cell>
        </table:table-row>
        <table:table-row>
          <table:table-cell table:style-name="Table9.A2" office:value-type="string">
            <text:p text:style-name="P22">Būsena</text:p>
          </table:table-cell>
          <table:table-cell table:style-name="Table9.B2" office:value-type="string">
            <text:p text:style-name="P30">Testas sėkmingas</text:p>
          </table:table-cell>
        </table:table-row>
      </table:table>
      <text:p text:style-name="P4"/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2">ID</text:p>
          </table:table-cell>
          <table:table-cell table:style-name="Table10.B1" office:value-type="string">
            <text:p text:style-name="P27">TA09</text:p>
          </table:table-cell>
        </table:table-row>
        <table:table-row>
          <table:table-cell table:style-name="Table10.A2" office:value-type="string">
            <text:p text:style-name="P22">Aprašymas</text:p>
          </table:table-cell>
          <table:table-cell table:style-name="Table10.B2" office:value-type="string">
            <text:p text:style-name="P30">Tikrinamas filtravimas pagal pavadinimą, kuoment yra užrašas su įvestu pavadinimu</text:p>
          </table:table-cell>
        </table:table-row>
        <table:table-row>
          <table:table-cell table:style-name="Table10.A2" office:value-type="string">
            <text:p text:style-name="P22">„Prieš“ sąlygos</text:p>
          </table:table-cell>
          <table:table-cell table:style-name="Table10.B2" office:value-type="string">
            <text:list xml:id="list171429435873254" text:continue-list="list171428916623265" text:style-name="L4">
              <text:list-item text:start-value="1">
                <text:p text:style-name="P54">Paleista programa</text:p>
              </text:list-item>
              <text:list-item>
                <text:p text:style-name="P54">Yra bent trys skirtingais pavadinimais sukurti užrašai</text:p>
              </text:list-item>
            </text:list>
          </table:table-cell>
        </table:table-row>
        <table:table-row>
          <table:table-cell table:style-name="Table10.A2" office:value-type="string">
            <text:p text:style-name="P22">Vykdymas</text:p>
          </table:table-cell>
          <table:table-cell table:style-name="Table10.B2" office:value-type="string">
            <text:list xml:id="list171428540290180" text:continue-list="list240184288854574669" text:style-name="L10">
              <text:list-item text:start-value="1">
                <text:p text:style-name="P57">Įvedamas pavadinimo fragmentas, kuris yra sukurtuose užrašuose</text:p>
              </text:list-item>
              <text:list-item>
                <text:p text:style-name="P57">Paspaudžiama „Filtruoti“</text:p>
              </text:list-item>
            </text:list>
          </table:table-cell>
        </table:table-row>
        <table:table-row>
          <table:table-cell table:style-name="Table10.A2" office:value-type="string">
            <text:p text:style-name="P22">Teisingas rezultatas</text:p>
          </table:table-cell>
          <table:table-cell table:style-name="Table10.B2" office:value-type="string">
            <text:p text:style-name="P30">Rodomas sąrašas fragmentą atitinkančių užrašų</text:p>
          </table:table-cell>
        </table:table-row>
        <table:table-row>
          <table:table-cell table:style-name="Table10.A2" office:value-type="string">
            <text:p text:style-name="P22">Realus rezultatas</text:p>
          </table:table-cell>
          <table:table-cell table:style-name="Table10.B2" office:value-type="string">
            <text:p text:style-name="P30">Rodomas sąrašas fragmentą atitinkančių užrašų</text:p>
          </table:table-cell>
        </table:table-row>
        <table:table-row>
          <table:table-cell table:style-name="Table10.A2" office:value-type="string">
            <text:p text:style-name="P22">Vykdytojas</text:p>
          </table:table-cell>
          <table:table-cell table:style-name="Table10.B2" office:value-type="string">
            <text:p text:style-name="P22">Rytis Karpuška</text:p>
          </table:table-cell>
        </table:table-row>
        <table:table-row>
          <table:table-cell table:style-name="Table10.A2" office:value-type="string">
            <text:p text:style-name="P22">Būsena</text:p>
          </table:table-cell>
          <table:table-cell table:style-name="Table10.B2" office:value-type="string">
            <text:p text:style-name="P30">Testas sėkmingas</text:p>
          </table:table-cell>
        </table:table-row>
      </table:table>
      <text:p text:style-name="P4"/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">ID</text:p>
          </table:table-cell>
          <table:table-cell table:style-name="Table11.B1" office:value-type="string">
            <text:p text:style-name="P27">TA10</text:p>
          </table:table-cell>
        </table:table-row>
        <table:table-row>
          <table:table-cell table:style-name="Table11.A2" office:value-type="string">
            <text:p text:style-name="P22">Aprašymas</text:p>
          </table:table-cell>
          <table:table-cell table:style-name="Table11.B2" office:value-type="string">
            <text:p text:style-name="P30">Tikrinamas filtravimas pagal teksto fragmentą, kurio nėra tarp sukurtų užrašų</text:p>
          </table:table-cell>
        </table:table-row>
        <table:table-row>
          <table:table-cell table:style-name="Table11.A2" office:value-type="string">
            <text:p text:style-name="P22">„Prieš“ sąlygos</text:p>
          </table:table-cell>
          <table:table-cell table:style-name="Table11.B2" office:value-type="string">
            <text:list xml:id="list171430017512772" text:continue-list="list171429435873254" text:style-name="L4">
              <text:list-item text:start-value="1">
                <text:p text:style-name="P54">Paleista programa</text:p>
              </text:list-item>
              <text:list-item>
                <text:p text:style-name="P54">Yra bent trys skirtingais pavadinimais sukurti užrašai</text:p>
              </text:list-item>
            </text:list>
          </table:table-cell>
        </table:table-row>
        <table:table-row>
          <table:table-cell table:style-name="Table11.A2" office:value-type="string">
            <text:p text:style-name="P22">Vykdymas</text:p>
          </table:table-cell>
          <table:table-cell table:style-name="Table11.B2" office:value-type="string">
            <text:list xml:id="list171429137214639" text:continue-list="list171428540290180" text:style-name="L10">
              <text:list-item text:start-value="1">
                <text:p text:style-name="P57">Įvedamas teksto fragmentas, kurio nėra sukurtuose užrašuose</text:p>
              </text:list-item>
              <text:list-item>
                <text:p text:style-name="P57">Paspaudžiama „Filtruoti“</text:p>
              </text:list-item>
            </text:list>
          </table:table-cell>
        </table:table-row>
        <table:table-row>
          <table:table-cell table:style-name="Table11.A2" office:value-type="string">
            <text:p text:style-name="P22">Teisingas rezultatas</text:p>
          </table:table-cell>
          <table:table-cell table:style-name="Table11.B2" office:value-type="string">
            <text:p text:style-name="P30">Rodomas tuščias sąrašas</text:p>
          </table:table-cell>
        </table:table-row>
        <table:table-row>
          <table:table-cell table:style-name="Table11.A2" office:value-type="string">
            <text:p text:style-name="P22">Realus rezultatas</text:p>
          </table:table-cell>
          <table:table-cell table:style-name="Table11.B2" office:value-type="string">
            <text:p text:style-name="P30">Rodomas tuščias sąrašas</text:p>
          </table:table-cell>
        </table:table-row>
        <table:table-row>
          <table:table-cell table:style-name="Table11.A2" office:value-type="string">
            <text:p text:style-name="P22">Vykdytojas</text:p>
          </table:table-cell>
          <table:table-cell table:style-name="Table11.B2" office:value-type="string">
            <text:p text:style-name="P22">Rytis Karpuška</text:p>
          </table:table-cell>
        </table:table-row>
        <table:table-row>
          <table:table-cell table:style-name="Table11.A2" office:value-type="string">
            <text:p text:style-name="P22">Būsena</text:p>
          </table:table-cell>
          <table:table-cell table:style-name="Table11.B2" office:value-type="string">
            <text:p text:style-name="P30">Testas sėkmingas</text:p>
          </table:table-cell>
        </table:table-row>
      </table:table>
      <text:p text:style-name="P4"/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>ID</text:p>
          </table:table-cell>
          <table:table-cell table:style-name="Table12.B1" office:value-type="string">
            <text:p text:style-name="P27">TA11</text:p>
          </table:table-cell>
        </table:table-row>
        <table:table-row>
          <table:table-cell table:style-name="Table12.A2" office:value-type="string">
            <text:p text:style-name="P22">Aprašymas</text:p>
          </table:table-cell>
          <table:table-cell table:style-name="Table12.B2" office:value-type="string">
            <text:p text:style-name="P30">Tikrinamas filtravimas pagal teksto fragmentą, kuris <text:span text:style-name="T3">yra tarp sukurtų užrašų</text:span></text:p>
          </table:table-cell>
        </table:table-row>
        <table:table-row>
          <table:table-cell table:style-name="Table12.A2" office:value-type="string">
            <text:p text:style-name="P22">„Prieš“ sąlygos</text:p>
          </table:table-cell>
          <table:table-cell table:style-name="Table12.B2" office:value-type="string">
            <text:list xml:id="list171429342253068" text:continue-list="list171430017512772" text:style-name="L4">
              <text:list-item text:start-value="1">
                <text:p text:style-name="P54">Paleista programa</text:p>
              </text:list-item>
              <text:list-item>
                <text:p text:style-name="P54">Yra bent trys skirtingais pavadinimais sukurti užrašai</text:p>
              </text:list-item>
            </text:list>
          </table:table-cell>
        </table:table-row>
        <table:table-row>
          <table:table-cell table:style-name="Table12.A2" office:value-type="string">
            <text:p text:style-name="P22">Vykdymas</text:p>
          </table:table-cell>
          <table:table-cell table:style-name="Table12.B2" office:value-type="string">
            <text:list xml:id="list171428651478234" text:continue-list="list171429137214639" text:style-name="L10">
              <text:list-item text:start-value="1">
                <text:p text:style-name="P57">Įvedamas teksto fragmentas, kuri<text:span text:style-name="T3">s yra tarp sukurtų užrašų</text:span></text:p>
              </text:list-item>
              <text:list-item>
                <text:p text:style-name="P57">Paspaudžiama „Filtruoti“</text:p>
              </text:list-item>
            </text:list>
          </table:table-cell>
        </table:table-row>
        <table:table-row>
          <table:table-cell table:style-name="Table12.A2" office:value-type="string">
            <text:p text:style-name="P22">Teisingas rezultatas</text:p>
          </table:table-cell>
          <table:table-cell table:style-name="Table12.B2" office:value-type="string">
            <text:p text:style-name="P31">Rodomas fragmentą atitinkančių užrašų sarašas</text:p>
          </table:table-cell>
        </table:table-row>
        <table:table-row>
          <table:table-cell table:style-name="Table12.A2" office:value-type="string">
            <text:p text:style-name="P22">Realus rezultatas</text:p>
          </table:table-cell>
          <table:table-cell table:style-name="Table12.B2" office:value-type="string">
            <text:p text:style-name="P31">Rodomas fragmentą atitinkančių užrašų sarašas</text:p>
          </table:table-cell>
        </table:table-row>
        <table:table-row>
          <table:table-cell table:style-name="Table12.A2" office:value-type="string">
            <text:p text:style-name="P22">Vykdytojas</text:p>
          </table:table-cell>
          <table:table-cell table:style-name="Table12.B2" office:value-type="string">
            <text:p text:style-name="P22">Rytis Karpuška</text:p>
          </table:table-cell>
        </table:table-row>
        <table:table-row>
          <table:table-cell table:style-name="Table12.A2" office:value-type="string">
            <text:p text:style-name="P22">Būsena</text:p>
          </table:table-cell>
          <table:table-cell table:style-name="Table12.B2" office:value-type="string">
            <text:p text:style-name="P30">Testas sėkmingas</text:p>
          </table:table-cell>
        </table:table-row>
      </table:table>
      <text:p text:style-name="P4"/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ID</text:p>
          </table:table-cell>
          <table:table-cell table:style-name="Table13.B1" office:value-type="string">
            <text:p text:style-name="P27">TA12</text:p>
          </table:table-cell>
        </table:table-row>
        <table:table-row>
          <table:table-cell table:style-name="Table13.A2" office:value-type="string">
            <text:p text:style-name="P22">Aprašymas</text:p>
          </table:table-cell>
          <table:table-cell table:style-name="Table13.B2" office:value-type="string">
            <text:p text:style-name="P31">Tikrinama ar atidaromas užrašo redagavimo langas paspaudus „redaguoti“</text:p>
          </table:table-cell>
        </table:table-row>
        <table:table-row>
          <table:table-cell table:style-name="Table13.A2" office:value-type="string">
            <text:p text:style-name="P22">„Prieš“ sąlygos</text:p>
          </table:table-cell>
          <table:table-cell table:style-name="Table13.B2" office:value-type="string">
            <text:list xml:id="list171429914572412" text:continue-list="list171429342253068" text:style-name="L4">
              <text:list-item text:start-value="1">
                <text:p text:style-name="P58">Paleista programa</text:p>
              </text:list-item>
              <text:list-item>
                <text:p text:style-name="P58">Yra bent vienas užrašas</text:p>
              </text:list-item>
            </text:list>
          </table:table-cell>
        </table:table-row>
        <table:table-row>
          <table:table-cell table:style-name="Table13.A2" office:value-type="string">
            <text:p text:style-name="P22">Vykdymas</text:p>
          </table:table-cell>
          <table:table-cell table:style-name="Table13.B2" office:value-type="string">
            <text:list xml:id="list171429834307565" text:continue-list="list171428651478234" text:style-name="L10">
              <text:list-item text:start-value="1">
                <text:p text:style-name="P59">Paspaudžiama piktograma „Redaguoti“</text:p>
              </text:list-item>
            </text:list>
          </table:table-cell>
        </table:table-row>
        <table:table-row>
          <table:table-cell table:style-name="Table13.A2" office:value-type="string">
            <text:p text:style-name="P22">Teisingas rezultatas</text:p>
          </table:table-cell>
          <table:table-cell table:style-name="Table13.B2" office:value-type="string">
            <text:p text:style-name="P32">Atsidaro redagavimo langas su užrašo duomenimis</text:p>
          </table:table-cell>
        </table:table-row>
        <table:table-row>
          <table:table-cell table:style-name="Table13.A2" office:value-type="string">
            <text:p text:style-name="P22">Realus rezultatas</text:p>
          </table:table-cell>
          <table:table-cell table:style-name="Table13.B2" office:value-type="string">
            <text:p text:style-name="P32">Atsidaro redagavimo lanags su užrašo duomenimis</text:p>
          </table:table-cell>
        </table:table-row>
        <table:table-row>
          <table:table-cell table:style-name="Table13.A2" office:value-type="string">
            <text:p text:style-name="P22">Vykdytojas</text:p>
          </table:table-cell>
          <table:table-cell table:style-name="Table13.B2" office:value-type="string">
            <text:p text:style-name="P32">Rytis Karpuška</text:p>
          </table:table-cell>
        </table:table-row>
        <table:table-row>
          <table:table-cell table:style-name="Table13.A2" office:value-type="string">
            <text:p text:style-name="P22">Būsena</text:p>
          </table:table-cell>
          <table:table-cell table:style-name="Table13.B2" office:value-type="string">
            <text:p text:style-name="P32">Testas sėkmingas</text:p>
          </table:table-cell>
        </table:table-row>
      </table:table>
      <text:p text:style-name="P4"/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">ID</text:p>
          </table:table-cell>
          <table:table-cell table:style-name="Table14.B1" office:value-type="string">
            <text:p text:style-name="P27">TA13</text:p>
          </table:table-cell>
        </table:table-row>
        <table:table-row>
          <table:table-cell table:style-name="Table14.A2" office:value-type="string">
            <text:p text:style-name="P22">Aprašymas</text:p>
          </table:table-cell>
          <table:table-cell table:style-name="Table14.B2" office:value-type="string">
            <text:p text:style-name="P32">Tikrinama ar užrašas ištrinamas paspaudus piktogramą „Ištrinti“</text:p>
          </table:table-cell>
        </table:table-row>
        <table:table-row>
          <table:table-cell table:style-name="Table14.A2" office:value-type="string">
            <text:p text:style-name="P22">„Prieš“ sąlygos</text:p>
          </table:table-cell>
          <table:table-cell table:style-name="Table14.B2" office:value-type="string">
            <text:list xml:id="list171428618924424" text:continue-list="list171429914572412" text:style-name="L4">
              <text:list-item text:start-value="1">
                <text:p text:style-name="P60">Paleista programa</text:p>
              </text:list-item>
              <text:list-item>
                <text:p text:style-name="P60">Yra bent vienas užrašas</text:p>
              </text:list-item>
            </text:list>
          </table:table-cell>
        </table:table-row>
        <table:table-row>
          <table:table-cell table:style-name="Table14.A2" office:value-type="string">
            <text:p text:style-name="P22">Vykdymas</text:p>
          </table:table-cell>
          <table:table-cell table:style-name="Table14.B2" office:value-type="string">
            <text:list xml:id="list2105170241955687507" text:style-name="L11">
              <text:list-item>
                <text:p text:style-name="P61">Paspaudžiama piktograma „Ištrinti“</text:p>
              </text:list-item>
            </text:list>
          </table:table-cell>
        </table:table-row>
        <table:table-row>
          <table:table-cell table:style-name="Table14.A2" office:value-type="string">
            <text:p text:style-name="P22">Teisingas rezultatas</text:p>
          </table:table-cell>
          <table:table-cell table:style-name="Table14.B2" office:value-type="string">
            <text:p text:style-name="P32">Užrašas dingsta is sarašo ir išnaujo paleidus programą nebeasiranda</text:p>
          </table:table-cell>
        </table:table-row>
        <table:table-row>
          <table:table-cell table:style-name="Table14.A2" office:value-type="string">
            <text:p text:style-name="P22">Realus rezultatas</text:p>
          </table:table-cell>
          <table:table-cell table:style-name="Table14.B2" office:value-type="string">
            <text:p text:style-name="P32">Užrašas dingsta is sarašo ir išnaujo paleidus programą nebeasiranda</text:p>
          </table:table-cell>
        </table:table-row>
        <table:table-row>
          <table:table-cell table:style-name="Table14.A2" office:value-type="string">
            <text:p text:style-name="P22">Vykdytojas</text:p>
          </table:table-cell>
          <table:table-cell table:style-name="Table14.B2" office:value-type="string">
            <text:p text:style-name="P22">Rytis Karpuška</text:p>
          </table:table-cell>
        </table:table-row>
        <table:table-row>
          <table:table-cell table:style-name="Table14.A2" office:value-type="string">
            <text:p text:style-name="P22">Būsena</text:p>
          </table:table-cell>
          <table:table-cell table:style-name="Table14.B2" office:value-type="string">
            <text:p text:style-name="P32">Testas sėkmingas</text:p>
          </table:table-cell>
        </table:table-row>
      </table:table>
      <text:p text:style-name="P4"/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2">ID</text:p>
          </table:table-cell>
          <table:table-cell table:style-name="Table15.B1" office:value-type="string">
            <text:p text:style-name="P27">TA14</text:p>
          </table:table-cell>
        </table:table-row>
        <table:table-row>
          <table:table-cell table:style-name="Table15.A2" office:value-type="string">
            <text:p text:style-name="P22">Aprašymas</text:p>
          </table:table-cell>
          <table:table-cell table:style-name="Table15.B2" office:value-type="string">
            <text:p text:style-name="P32">Tikrinama ar mygtukas „Naujas užrašas“ atidaro užrašo kūrimo langą</text:p>
          </table:table-cell>
        </table:table-row>
        <table:table-row>
          <table:table-cell table:style-name="Table15.A2" office:value-type="string">
            <text:p text:style-name="P22">„Prieš“ sąlygos</text:p>
          </table:table-cell>
          <table:table-cell table:style-name="Table15.B2" office:value-type="string">
            <text:list xml:id="list171429607541342" text:continue-list="list171428618924424" text:style-name="L4">
              <text:list-item text:start-value="1">
                <text:p text:style-name="P60">Paleista programa</text:p>
              </text:list-item>
            </text:list>
          </table:table-cell>
        </table:table-row>
        <table:table-row>
          <table:table-cell table:style-name="Table15.A2" office:value-type="string">
            <text:p text:style-name="P22">Vykdymas</text:p>
          </table:table-cell>
          <table:table-cell table:style-name="Table15.B2" office:value-type="string">
            <text:list xml:id="list6712157445626145412" text:style-name="L12">
              <text:list-item>
                <text:p text:style-name="P62">Paspaudžiamas mygtukas „Naujas užrašas“</text:p>
              </text:list-item>
            </text:list>
          </table:table-cell>
        </table:table-row>
        <table:table-row>
          <table:table-cell table:style-name="Table15.A2" office:value-type="string">
            <text:p text:style-name="P22">Teisingas rezultatas</text:p>
          </table:table-cell>
          <table:table-cell table:style-name="Table15.B2" office:value-type="string">
            <text:p text:style-name="P32">Atsidaro užrašo kūrimo langas</text:p>
          </table:table-cell>
        </table:table-row>
        <table:table-row>
          <table:table-cell table:style-name="Table15.A2" office:value-type="string">
            <text:p text:style-name="P22">Realus rezultatas</text:p>
          </table:table-cell>
          <table:table-cell table:style-name="Table15.B2" office:value-type="string">
            <text:p text:style-name="P32">Atsidaro užrašo kūrimo langas</text:p>
          </table:table-cell>
        </table:table-row>
        <table:table-row>
          <table:table-cell table:style-name="Table15.A2" office:value-type="string">
            <text:p text:style-name="P22">Vykdytojas</text:p>
          </table:table-cell>
          <table:table-cell table:style-name="Table15.B2" office:value-type="string">
            <text:p text:style-name="P22">Rytis Karpuška</text:p>
          </table:table-cell>
        </table:table-row>
        <table:table-row>
          <table:table-cell table:style-name="Table15.A2" office:value-type="string">
            <text:p text:style-name="P22">Būsena</text:p>
          </table:table-cell>
          <table:table-cell table:style-name="Table15.B2" office:value-type="string">
            <text:p text:style-name="P32">Testas sėkmingas</text:p>
          </table:table-cell>
        </table:table-row>
      </table:table>
      <text:p text:style-name="P4"/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ID</text:p>
          </table:table-cell>
          <table:table-cell table:style-name="Table3.B1" office:value-type="string">
            <text:p text:style-name="P28">TA1<text:span text:style-name="T4">5</text:span></text:p>
          </table:table-cell>
        </table:table-row>
        <table:table-row>
          <table:table-cell table:style-name="Table3.A2" office:value-type="string">
            <text:p text:style-name="P23">Aprašymas</text:p>
          </table:table-cell>
          <table:table-cell table:style-name="Table3.B2" office:value-type="string">
            <text:p text:style-name="P33">Tikrinama ar užrašo kūrimo metu duomenys sutampa su rodomais po išsaugojimo. Tikrinamas tik „Pavadinimas“ ir „Tekstas“ laukai</text:p>
          </table:table-cell>
        </table:table-row>
        <table:table-row>
          <table:table-cell table:style-name="Table3.A2" office:value-type="string">
            <text:p text:style-name="P23">„Prieš“ sąlygos</text:p>
          </table:table-cell>
          <table:table-cell table:style-name="Table3.B2" office:value-type="string">
            <text:list xml:id="list171429256870107" text:continue-list="list171429607541342" text:style-name="L4">
              <text:list-item text:start-value="1">
                <text:p text:style-name="P63">Paleista programa su atidarytu naujo užrašo kūrimo langu</text:p>
              </text:list-item>
            </text:list>
          </table:table-cell>
        </table:table-row>
        <table:table-row>
          <table:table-cell table:style-name="Table3.A2" office:value-type="string">
            <text:p text:style-name="P23">Vykdymas</text:p>
          </table:table-cell>
          <table:table-cell table:style-name="Table3.B2" office:value-type="string">
            <text:list xml:id="list2019631754938068297" text:style-name="L13">
              <text:list-item>
                <text:p text:style-name="P64">Irašomi atsitiktiniai duomenys į laukus „Pavadinimas“ ir „Tekstas“, priminimo laukai paliekami tušti</text:p>
              </text:list-item>
              <text:list-item>
                <text:p text:style-name="P64">Paspaudžiama išsaugoti</text:p>
              </text:list-item>
            </text:list>
          </table:table-cell>
        </table:table-row>
        <table:table-row>
          <table:table-cell table:style-name="Table3.A2" office:value-type="string">
            <text:p text:style-name="P23">Teisingas rezultatas</text:p>
          </table:table-cell>
          <table:table-cell table:style-name="Table3.B2" office:value-type="string">
            <text:p text:style-name="P33">Naujas užrašas matomas užrašų saraše, jo duomenys sutampa su įvestais užrašo kūrimo lange</text:p>
          </table:table-cell>
        </table:table-row>
        <table:table-row>
          <table:table-cell table:style-name="Table3.A2" office:value-type="string">
            <text:p text:style-name="P23">Realus rezultatas</text:p>
          </table:table-cell>
          <table:table-cell table:style-name="Table3.B2" office:value-type="string">
            <text:p text:style-name="P33">Naujas užrašas matomas užrašų saraše, jo duomenys sutampa su įvestais užrašo kūrimo lange</text:p>
          </table:table-cell>
        </table:table-row>
        <table:table-row>
          <table:table-cell table:style-name="Table3.A2" office:value-type="string">
            <text:p text:style-name="P23">Vykdytojas</text:p>
          </table:table-cell>
          <table:table-cell table:style-name="Table3.B2" office:value-type="string">
            <text:p text:style-name="P23">Rytis Karpuška</text:p>
          </table:table-cell>
        </table:table-row>
        <table:table-row>
          <table:table-cell table:style-name="Table3.A2" office:value-type="string">
            <text:p text:style-name="P23">Būsena</text:p>
          </table:table-cell>
          <table:table-cell table:style-name="Table3.B2" office:value-type="string">
            <text:p text:style-name="P33">Testas sėkmingas</text:p>
          </table:table-cell>
        </table:table-row>
      </table:table>
      <text:p text:style-name="P5"/>
      <text:p text:style-name="P5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4">ID</text:p>
          </table:table-cell>
          <table:table-cell table:style-name="Table20.B1" office:value-type="string">
            <text:p text:style-name="P29">TA1<text:span text:style-name="T5">6</text:span></text:p>
          </table:table-cell>
        </table:table-row>
        <table:table-row>
          <table:table-cell table:style-name="Table20.A2" office:value-type="string">
            <text:p text:style-name="P24">Aprašymas</text:p>
          </table:table-cell>
          <table:table-cell table:style-name="Table20.B2" office:value-type="string">
            <text:p text:style-name="P36">Teksto kopijavimas užrašo kūrimo metu</text:p>
          </table:table-cell>
        </table:table-row>
        <table:table-row>
          <table:table-cell table:style-name="Table20.A2" office:value-type="string">
            <text:p text:style-name="P24">„Prieš“ sąlygos</text:p>
          </table:table-cell>
          <table:table-cell table:style-name="Table20.B2" office:value-type="string">
            <text:list xml:id="list171429109704143" text:continue-list="list171429256870107" text:style-name="L4">
              <text:list-item text:start-value="1">
                <text:p text:style-name="P67">Atidaryta programa ir rodomas užrašo kūrimo langas</text:p>
              </text:list-item>
            </text:list>
          </table:table-cell>
        </table:table-row>
        <table:table-row>
          <table:table-cell table:style-name="Table20.A2" office:value-type="string">
            <text:p text:style-name="P24">Vykdymas</text:p>
          </table:table-cell>
          <table:table-cell table:style-name="Table20.B2" office:value-type="string">
            <text:list xml:id="list7444357777824404122" text:style-name="L14">
              <text:list-item>
                <text:p text:style-name="P70">Parašomas trumpas tekstas į langą „Tekstas“</text:p>
              </text:list-item>
              <text:list-item>
                <text:p text:style-name="P70">Šis tekstas nukopijuojamas</text:p>
              </text:list-item>
              <text:list-item>
                <text:p text:style-name="P70">Be perstojo tekstas įklijuojamas į langą „Tekstas“</text:p>
              </text:list-item>
            </text:list>
          </table:table-cell>
        </table:table-row>
        <table:table-row>
          <table:table-cell table:style-name="Table20.A2" office:value-type="string">
            <text:p text:style-name="P24">Teisingas rezultatas</text:p>
          </table:table-cell>
          <table:table-cell table:style-name="Table20.B2" office:value-type="string">
            <text:p text:style-name="P36">Tekstas sėkmingai nukopijuojamas ir rodomas redagavimo lauke „Tekstas“</text:p>
          </table:table-cell>
        </table:table-row>
        <table:table-row>
          <table:table-cell table:style-name="Table20.A2" office:value-type="string">
            <text:p text:style-name="P24">Realus rezultatas</text:p>
          </table:table-cell>
          <table:table-cell table:style-name="Table20.B2" office:value-type="string">
            <text:p text:style-name="P36">Programa išsijungia (lūžta)</text:p>
          </table:table-cell>
        </table:table-row>
        <table:table-row>
          <table:table-cell table:style-name="Table20.A2" office:value-type="string">
            <text:p text:style-name="P24">Vykdytojas</text:p>
          </table:table-cell>
          <table:table-cell table:style-name="Table20.B2" office:value-type="string">
            <text:p text:style-name="P24">Rytis Karpuška</text:p>
          </table:table-cell>
        </table:table-row>
        <table:table-row>
          <table:table-cell table:style-name="Table20.A2" office:value-type="string">
            <text:p text:style-name="P24">Būsena</text:p>
          </table:table-cell>
          <table:table-cell table:style-name="Table20.B2" office:value-type="string">
            <text:p text:style-name="P36">Testas nesėkmingas</text:p>
          </table:table-cell>
        </table:table-row>
      </table:table>
      <text:p text:style-name="P6"/>
      <text:p text:style-name="P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3">ID</text:p>
          </table:table-cell>
          <table:table-cell table:style-name="Table16.B1" office:value-type="string">
            <text:p text:style-name="P28">TA1<text:span text:style-name="T5">7</text:span></text:p>
          </table:table-cell>
        </table:table-row>
        <table:table-row>
          <table:table-cell table:style-name="Table16.A2" office:value-type="string">
            <text:p text:style-name="P23">Aprašymas</text:p>
          </table:table-cell>
          <table:table-cell table:style-name="Table16.B2" office:value-type="string">
            <text:p text:style-name="P33">Tikrinama ar užrašo priminimai primena apie užrašus tinkamu laiku</text:p>
          </table:table-cell>
        </table:table-row>
        <table:table-row>
          <table:table-cell table:style-name="Table16.A2" office:value-type="string">
            <text:p text:style-name="P23">„Prieš“ sąlygos</text:p>
          </table:table-cell>
          <table:table-cell table:style-name="Table16.B2" office:value-type="string">
            <text:list xml:id="list171429936093361" text:continue-list="list171429109704143" text:style-name="L4">
              <text:list-item text:start-value="1">
                <text:p text:style-name="P63">Paleista programa su atidarytu naujo užrašo kūrimo langu</text:p>
              </text:list-item>
            </text:list>
          </table:table-cell>
        </table:table-row>
        <table:table-row>
          <table:table-cell table:style-name="Table16.A2" office:value-type="string">
            <text:p text:style-name="P23">Vykdymas</text:p>
          </table:table-cell>
          <table:table-cell table:style-name="Table16.B2" office:value-type="string">
            <text:list xml:id="list8182363900537701110" text:style-name="L15">
              <text:list-item>
                <text:p text:style-name="P65">Įrašomi atsitiktiniai duomenys į laukus „Pavadinimas“ ir „Tekstas“. </text:p>
              </text:list-item>
              <text:list-item>
                <text:p text:style-name="P65">Užpildomi laukai „Data“ ir „Laikas“ vienai minutei į priekį vertinant pagal kompiuterio laiką</text:p>
              </text:list-item>
              <text:list-item>
                <text:p text:style-name="P65">Spaudžiama išsaugoti</text:p>
              </text:list-item>
              <text:list-item>
                <text:p text:style-name="P65">Laukiama vieną minutę priminimo</text:p>
              </text:list-item>
            </text:list>
          </table:table-cell>
        </table:table-row>
        <table:table-row>
          <table:table-cell table:style-name="Table16.A2" office:value-type="string">
            <text:p text:style-name="P23">Teisingas rezultatas</text:p>
          </table:table-cell>
          <table:table-cell table:style-name="Table16.B2" office:value-type="string">
            <text:p text:style-name="P33">Rodoma priminimo piktograma prie sukurto įrašo, bei praėjus pakankamai laiko įvyksta priminimas</text:p>
          </table:table-cell>
        </table:table-row>
        <table:table-row>
          <table:table-cell table:style-name="Table16.A2" office:value-type="string">
            <text:p text:style-name="P23">Realus rezultatas</text:p>
          </table:table-cell>
          <table:table-cell table:style-name="Table16.B2" office:value-type="string">
            <text:p text:style-name="P33">Rodoma priminimo piktograma prie sukurto įrašo, bet praėjus pakankamai laiko priminimas neįvyko</text:p>
          </table:table-cell>
        </table:table-row>
        <table:table-row>
          <table:table-cell table:style-name="Table16.A2" office:value-type="string">
            <text:p text:style-name="P23">Vykdytojas</text:p>
          </table:table-cell>
          <table:table-cell table:style-name="Table16.B2" office:value-type="string">
            <text:p text:style-name="P23">Rytis Karpuška</text:p>
          </table:table-cell>
        </table:table-row>
        <table:table-row>
          <table:table-cell table:style-name="Table16.A2" office:value-type="string">
            <text:p text:style-name="P23">Būsena</text:p>
          </table:table-cell>
          <table:table-cell table:style-name="Table16.B2" office:value-type="string">
            <text:p text:style-name="P33">Testas nesėkmingas</text:p>
          </table:table-cell>
        </table:table-row>
      </table:table>
      <text:p text:style-name="P5"/>
      <text:p text:style-name="P5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3">ID</text:p>
          </table:table-cell>
          <table:table-cell table:style-name="Table17.B1" office:value-type="string">
            <text:p text:style-name="P28">TA1<text:span text:style-name="T5">8</text:span></text:p>
          </table:table-cell>
        </table:table-row>
        <table:table-row>
          <table:table-cell table:style-name="Table17.A2" office:value-type="string">
            <text:p text:style-name="P23">Aprašymas</text:p>
          </table:table-cell>
          <table:table-cell table:style-name="Table17.B2" office:value-type="string">
            <text:p text:style-name="P33">Tikrinama ar <text:span text:style-name="T7">priminimai vykdomi pakartotinai nustačius pasikartojimus</text:span></text:p>
          </table:table-cell>
        </table:table-row>
        <table:table-row>
          <table:table-cell table:style-name="Table17.A2" office:value-type="string">
            <text:p text:style-name="P23">„Prieš“ sąlygos</text:p>
          </table:table-cell>
          <table:table-cell table:style-name="Table17.B2" office:value-type="string">
            <text:list xml:id="list171428630054388" text:continue-list="list171429936093361" text:style-name="L4">
              <text:list-item text:start-value="1">
                <text:p text:style-name="P63">Paleista programa su atidarytu naujo užrašo kūrimo langu</text:p>
              </text:list-item>
            </text:list>
          </table:table-cell>
        </table:table-row>
        <table:table-row>
          <table:table-cell table:style-name="Table17.A2" office:value-type="string">
            <text:p text:style-name="P23">Vykdymas</text:p>
          </table:table-cell>
          <table:table-cell table:style-name="Table17.B2" office:value-type="string">
            <text:list xml:id="list5750887832021733160" text:style-name="L16">
              <text:list-item>
                <text:p text:style-name="P66">Įrašomi atsitiktiniai duomenys į laukus „Pavadinimas“ ir „Tekstas“</text:p>
              </text:list-item>
              <text:list-item>
                <text:p text:style-name="P66">Nustatomas priminimo laikas vienai minutei į priekį</text:p>
              </text:list-item>
              <text:list-item>
                <text:p text:style-name="P66">Palaukiama dvu minutes</text:p>
              </text:list-item>
              <text:list-item>
                <text:p text:style-name="P66">Nustatomas kompiuterio laikas kitai dienai ir vienai minutei atgal</text:p>
              </text:list-item>
              <text:list-item>
                <text:p text:style-name="P66">Palaukiama dvi minutes</text:p>
                <text:p text:style-name="P66"/>
              </text:list-item>
            </text:list>
          </table:table-cell>
        </table:table-row>
        <table:table-row>
          <table:table-cell table:style-name="Table17.A2" office:value-type="string">
            <text:p text:style-name="P23">Teisingas rezultatas</text:p>
          </table:table-cell>
          <table:table-cell table:style-name="Table17.B2" office:value-type="string">
            <text:p text:style-name="P33">Priminimas įvyksta ir prieš ir po laiko pasukimo</text:p>
          </table:table-cell>
        </table:table-row>
        <table:table-row>
          <table:table-cell table:style-name="Table17.A2" office:value-type="string">
            <text:p text:style-name="P23">Realus rezultatas</text:p>
          </table:table-cell>
          <table:table-cell table:style-name="Table17.B2" office:value-type="string">
            <text:p text:style-name="P34">Priminimo nebuvo nei prieš nei po laiko pasukimo</text:p>
          </table:table-cell>
        </table:table-row>
        <table:table-row>
          <table:table-cell table:style-name="Table17.A2" office:value-type="string">
            <text:p text:style-name="P23">Vykdytojas</text:p>
          </table:table-cell>
          <table:table-cell table:style-name="Table17.B2" office:value-type="string">
            <text:p text:style-name="P23">Rytis Karpuška</text:p>
          </table:table-cell>
        </table:table-row>
        <table:table-row>
          <table:table-cell table:style-name="Table17.A2" office:value-type="string">
            <text:p text:style-name="P23">Būsena</text:p>
          </table:table-cell>
          <table:table-cell table:style-name="Table17.B2" office:value-type="string">
            <text:p text:style-name="P34">Testas nesėkmingas</text:p>
          </table:table-cell>
        </table:table-row>
      </table:table>
      <text:p text:style-name="P5"/>
      <text:p text:style-name="P8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3">ID</text:p>
          </table:table-cell>
          <table:table-cell table:style-name="Table18.B1" office:value-type="string">
            <text:p text:style-name="P28">TA1<text:span text:style-name="T5">9</text:span></text:p>
          </table:table-cell>
        </table:table-row>
        <table:table-row>
          <table:table-cell table:style-name="Table18.A2" office:value-type="string">
            <text:p text:style-name="P23">Aprašymas</text:p>
          </table:table-cell>
          <table:table-cell table:style-name="Table18.B2" office:value-type="string">
            <text:p text:style-name="P35">Tikrinamas datų formatas</text:p>
          </table:table-cell>
        </table:table-row>
        <table:table-row>
          <table:table-cell table:style-name="Table18.A2" office:value-type="string">
            <text:p text:style-name="P23">„Prieš“ sąlygos</text:p>
          </table:table-cell>
          <table:table-cell table:style-name="Table18.B2" office:value-type="string">
            <text:list xml:id="list171429811619886" text:continue-list="list171428630054388" text:style-name="L4">
              <text:list-item text:start-value="1">
                <text:p text:style-name="P68">Paleista programa, rodomas užrašų sąrašas</text:p>
              </text:list-item>
              <text:list-item>
                <text:p text:style-name="P68">Yra sukurta bent trys užrašai</text:p>
              </text:list-item>
            </text:list>
          </table:table-cell>
        </table:table-row>
        <table:table-row>
          <table:table-cell table:style-name="Table18.A2" office:value-type="string">
            <text:p text:style-name="P23">Vykdymas</text:p>
          </table:table-cell>
          <table:table-cell table:style-name="Table18.B2" office:value-type="string">
            <text:list xml:id="list5496115719839012171" text:style-name="L17">
              <text:list-item>
                <text:p text:style-name="P69">Tikrinamas datos formatas rodomame sąraše</text:p>
              </text:list-item>
            </text:list>
          </table:table-cell>
        </table:table-row>
        <table:table-row>
          <table:table-cell table:style-name="Table18.A2" office:value-type="string">
            <text:p text:style-name="P23">Teisingas rezultatas</text:p>
          </table:table-cell>
          <table:table-cell table:style-name="Table18.B2" office:value-type="string">
            <text:p text:style-name="P35">Visi datos formatai turi būti YYYY-MM-DD</text:p>
          </table:table-cell>
        </table:table-row>
        <table:table-row>
          <table:table-cell table:style-name="Table18.A2" office:value-type="string">
            <text:p text:style-name="P23">Realus rezultatas</text:p>
          </table:table-cell>
          <table:table-cell table:style-name="Table18.B2" office:value-type="string">
            <text:p text:style-name="P35">Matomi keletas datos formatų</text:p>
          </table:table-cell>
        </table:table-row>
        <table:table-row>
          <table:table-cell table:style-name="Table18.A2" office:value-type="string">
            <text:p text:style-name="P23">Vykdytojas</text:p>
          </table:table-cell>
          <table:table-cell table:style-name="Table18.B2" office:value-type="string">
            <text:p text:style-name="P23">Rytis Karpuška</text:p>
          </table:table-cell>
        </table:table-row>
        <table:table-row>
          <table:table-cell table:style-name="Table18.A2" office:value-type="string">
            <text:p text:style-name="P23">Būsena</text:p>
          </table:table-cell>
          <table:table-cell table:style-name="Table18.B2" office:value-type="string">
            <text:p text:style-name="P35">Testas nesėkmingas</text:p>
          </table:table-cell>
        </table:table-row>
      </table:table>
      <text:p text:style-name="P5"/>
      <text:p text:style-name="P5"/>
      <text:h text:style-name="P75" text:outline-level="2"><text:span text:style-name="T9">5</text:span>. Defektų aprašai</text:h>
      <text:p text:style-name="P13">Šiame skyriuje pateikiama lentelė, kurioje parodomi ir paaiškinami programoje „Užrašų knygelė“ aptikti defektai. Lentelėje defektai skirstomi į <text:span text:style-name="T13">keturias</text:span> prioritetines grupes:</text:p>
      <text:list xml:id="list3056044216545566423" text:style-name="L18">
        <text:list-item>
          <text:p text:style-name="P45">Žemas – <text:span text:style-name="T6">Defektas minimalus, jo buvimas daro mažai įtakos vartotojo darbui</text:span></text:p>
        </text:list-item>
        <text:list-item>
          <text:p text:style-name="P45">Vidutinis – <text:span text:style-name="T6">Defektas pažeidžia kai kuriuos reikalavimus, dar vis įmanoma dirbti su programa</text:span></text:p>
        </text:list-item>
        <text:list-item>
          <text:p text:style-name="P45">Aukštas<text:span text:style-name="T6"> – Pažeidžiami svarbesni reikalavimai</text:span></text:p>
        </text:list-item>
        <text:list-item>
          <text:p text:style-name="P45">Kritinis – <text:span text:style-name="T6">Programa lūžta, pažeidžiami svarbūs reikalavimai, pažeidžiamas normalus darbas su programa</text:span></text:p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37">ID</text:p>
          </table:table-cell>
          <table:table-cell table:style-name="Table19.A1" office:value-type="string">
            <text:p text:style-name="P37">Testo ID</text:p>
          </table:table-cell>
          <table:table-cell table:style-name="Table19.A1" office:value-type="string">
            <text:p text:style-name="P37">Aprašymas</text:p>
          </table:table-cell>
          <table:table-cell table:style-name="Table19.D1" office:value-type="string">
            <text:p text:style-name="P37">Kritiškumas</text:p>
          </table:table-cell>
        </table:table-row>
        <table:table-row>
          <table:table-cell table:style-name="Table19.A2" office:value-type="string">
            <text:p text:style-name="P38">1</text:p>
          </table:table-cell>
          <table:table-cell table:style-name="Table19.A2" office:value-type="string">
            <text:p text:style-name="P38">TA01</text:p>
          </table:table-cell>
          <table:table-cell table:style-name="Table19.A2" office:value-type="string">
            <text:p text:style-name="P39">Užrašų saraše užrašai rūšiuojami didėjimo tvarka, nors reikalavimuose prašoma rūšiuoti mažejimo tvarka</text:p>
          </table:table-cell>
          <table:table-cell table:style-name="Table19.D2" office:value-type="string">
            <text:p text:style-name="P38">Vidutinis</text:p>
          </table:table-cell>
        </table:table-row>
        <table:table-row>
          <table:table-cell table:style-name="Table19.A2" office:value-type="string">
            <text:p text:style-name="P38">2</text:p>
          </table:table-cell>
          <table:table-cell table:style-name="Table19.A2" office:value-type="string">
            <text:p text:style-name="P38">TA02</text:p>
          </table:table-cell>
          <table:table-cell table:style-name="Table19.A2" office:value-type="string">
            <text:p text:style-name="P39">Užrašų saraše užrašai pateikiami visi, nors reikalavimuose prašoma juos pateikti puslapiuojant po 10</text:p>
          </table:table-cell>
          <table:table-cell table:style-name="Table19.D2" office:value-type="string">
            <text:p text:style-name="P38">Aukštas</text:p>
          </table:table-cell>
        </table:table-row>
        <table:table-row>
          <table:table-cell table:style-name="Table19.A2" office:value-type="string">
            <text:p text:style-name="P38">3</text:p>
          </table:table-cell>
          <table:table-cell table:style-name="Table19.A2" office:value-type="string">
            <text:p text:style-name="P38">TA03</text:p>
          </table:table-cell>
          <table:table-cell table:style-name="Table19.A2" office:value-type="string">
            <text:p text:style-name="P39">Rūšiavimas pagal datą neveikia</text:p>
          </table:table-cell>
          <table:table-cell table:style-name="Table19.D2" office:value-type="string">
            <text:p text:style-name="P38">Aukštas</text:p>
          </table:table-cell>
        </table:table-row>
        <table:table-row>
          <table:table-cell table:style-name="Table19.A2" office:value-type="string">
            <text:p text:style-name="P38">4</text:p>
          </table:table-cell>
          <table:table-cell table:style-name="Table19.A2" office:value-type="string">
            <text:p text:style-name="P38">TA04</text:p>
          </table:table-cell>
          <table:table-cell table:style-name="Table19.A2" office:value-type="string">
            <text:p text:style-name="P39">Rūšiavimas pagal pavadinimą neveikia</text:p>
          </table:table-cell>
          <table:table-cell table:style-name="Table19.D2" office:value-type="string">
            <text:p text:style-name="P38">Aukštas</text:p>
          </table:table-cell>
        </table:table-row>
        <table:table-row>
          <table:table-cell table:style-name="Table19.A2" office:value-type="string">
            <text:p text:style-name="P38">5</text:p>
          </table:table-cell>
          <table:table-cell table:style-name="Table19.A2" office:value-type="string">
            <text:p text:style-name="P38">TA05</text:p>
          </table:table-cell>
          <table:table-cell table:style-name="Table19.A2" office:value-type="string">
            <text:p text:style-name="P39">Nerodomas visų užrašų skaičius</text:p>
          </table:table-cell>
          <table:table-cell table:style-name="Table19.D2" office:value-type="string">
            <text:p text:style-name="P38">Vidutinis</text:p>
          </table:table-cell>
        </table:table-row>
        <table:table-row>
          <table:table-cell table:style-name="Table19.A2" office:value-type="string">
            <text:p text:style-name="P38">6</text:p>
          </table:table-cell>
          <table:table-cell table:style-name="Table19.A2" office:value-type="string">
            <text:p text:style-name="P38">TA16</text:p>
          </table:table-cell>
          <table:table-cell table:style-name="Table19.A2" office:value-type="string">
            <text:p text:style-name="P39">Teksto kopijavimo metu programa išsijungia (lūžta)</text:p>
          </table:table-cell>
          <table:table-cell table:style-name="Table19.D2" office:value-type="string">
            <text:p text:style-name="P38">Kritinis</text:p>
          </table:table-cell>
        </table:table-row>
        <table:table-row>
          <table:table-cell table:style-name="Table19.A2" office:value-type="string">
            <text:p text:style-name="P38">7</text:p>
          </table:table-cell>
          <table:table-cell table:style-name="Table19.A2" office:value-type="string">
            <text:p text:style-name="P38">TA17</text:p>
          </table:table-cell>
          <table:table-cell table:style-name="Table19.A2" office:value-type="string">
            <text:p text:style-name="P39">Priminimai neveikia</text:p>
          </table:table-cell>
          <table:table-cell table:style-name="Table19.D2" office:value-type="string">
            <text:p text:style-name="P38">Kritinis</text:p>
          </table:table-cell>
        </table:table-row>
        <table:table-row>
          <table:table-cell table:style-name="Table19.A2" office:value-type="string">
            <text:p text:style-name="P38">8</text:p>
          </table:table-cell>
          <table:table-cell table:style-name="Table19.A2" office:value-type="string">
            <text:p text:style-name="P41">TA18</text:p>
          </table:table-cell>
          <table:table-cell table:style-name="Table19.A2" office:value-type="string">
            <text:p text:style-name="P40">Pasikartojimai neveikia</text:p>
          </table:table-cell>
          <table:table-cell table:style-name="Table19.D2" office:value-type="string">
            <text:p text:style-name="P41">Kritinis</text:p>
          </table:table-cell>
        </table:table-row>
        <table:table-row>
          <table:table-cell table:style-name="Table19.A2" office:value-type="string">
            <text:p text:style-name="P41">9</text:p>
          </table:table-cell>
          <table:table-cell table:style-name="Table19.A2" office:value-type="string">
            <text:p text:style-name="P41">TA19</text:p>
          </table:table-cell>
          <table:table-cell table:style-name="Table19.A2" office:value-type="string">
            <text:p text:style-name="P40">Datų formatas neatitinka nefunkciniuose reikalavimuose apibrėžto formato</text:p>
          </table:table-cell>
          <table:table-cell table:style-name="Table19.D2" office:value-type="string">
            <text:p text:style-name="P41">Vidutinis</text:p>
          </table:table-cell>
        </table:table-row>
      </table:table>
      <text:p text:style-name="P18"/>
      <text:p text:style-name="P19"/>
      <text:h text:style-name="P46" text:outline-level="1">6. Rezultatai</text:h>
      <text:p text:style-name="P20"><text:tab/>Atlikus programos „Užrašų knygelė“ testavimą juodosios dėžės principais pagal testavimo atvejus padengenčius reikalavimų specifikaciją buvo aptikti 3 kritinio lygmens defektai, 3 aukšto lygmens defektai, bei 3 vidutinio lygmens defektai.</text:p>
      <text:p text:style-name="P20"/>
      <text:h text:style-name="P46" text:outline-level="1">7. Išvados</text:h>
      <text:p text:style-name="P21"><text:tab/><text:span text:style-name="T12">Norėdami užtikrinti sklandų programos naudojimą jos vartotojams yra būtina ją tobulinti. Tobulinimą siūloma pradėti nuo kritiškų defektų taisymo baigiant vidutiniais defekt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09:58:06.224120078</meta:creation-date>
    <dc:date>2014-12-07T17:14:27.919533809</dc:date>
    <meta:editing-duration>PT4H9M19S</meta:editing-duration>
    <meta:editing-cycles>26</meta:editing-cycles>
    <meta:generator>LibreOffice/4.2.7.2$Linux_X86_64 LibreOffice_project/420m0$Build-2</meta:generator>
    <meta:document-statistic meta:table-count="21" meta:image-count="0" meta:object-count="0" meta:page-count="12" meta:paragraph-count="462" meta:word-count="1541" meta:character-count="11344" meta:non-whitespace-character-count="10310"/>
  </office:meta>
</office:document-meta>
</file>